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3-01T00:00:00" table:style-name="ce5">
            <text:p>2021/3/1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34382" table:style-name="ce6">
            <text:p>34,382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6230" table:style-name="ce6">
            <text:p>16,23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18529" table:style-name="ce6">
            <text:p>118,529<text:s/></text:p>
          </table:table-cell>
          <table:table-cell office:value-type="float" office:value="36673" table:style-name="ce6">
            <text:p>36,673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36446" table:style-name="ce6">
            <text:p>36,446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40106" table:style-name="ce6">
            <text:p>40,106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31205" table:style-name="ce6">
            <text:p>31,205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23429" table:style-name="ce6">
            <text:p>23,429<text:s/></text:p>
          </table:table-cell>
          <table:table-cell office:value-type="float" office:value="59378" table:style-name="ce6">
            <text:p>59,378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43790" table:style-name="ce6">
            <text:p>43,790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2737" table:style-name="ce6">
            <text:p>2,737<text:s/></text:p>
          </table:table-cell>
          <table:table-cell table:number-columns-repeated="16264"/>
        </table:table-row>
        <table:table-row table:style-name="ro2">
          <table:table-cell office:value-type="date" office:date-value="2021-03-02T00:00:00" table:style-name="ce5">
            <text:p>2021/3/2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44233" table:style-name="ce6">
            <text:p>44,233<text:s/></text:p>
          </table:table-cell>
          <table:table-cell office:value-type="float" office:value="39111" table:style-name="ce6">
            <text:p>39,111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34716" table:style-name="ce6">
            <text:p>34,716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38278" table:style-name="ce6">
            <text:p>38,278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27523" table:style-name="ce6">
            <text:p>27,523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113728" table:style-name="ce6">
            <text:p>113,728<text:s/></text:p>
          </table:table-cell>
          <table:table-cell office:value-type="float" office:value="37839" table:style-name="ce6">
            <text:p>37,839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26753" table:style-name="ce6">
            <text:p>26,753<text:s/></text:p>
          </table:table-cell>
          <table:table-cell office:value-type="float" office:value="38758" table:style-name="ce6">
            <text:p>38,758<text:s/></text:p>
          </table:table-cell>
          <table:table-cell office:value-type="float" office:value="40856" table:style-name="ce6">
            <text:p>40,856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54363" table:style-name="ce6">
            <text:p>54,363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30845" table:style-name="ce6">
            <text:p>30,845<text:s/></text:p>
          </table:table-cell>
          <table:table-cell office:value-type="float" office:value="32607" table:style-name="ce6">
            <text:p>32,607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59371" table:style-name="ce6">
            <text:p>59,371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5370" table:style-name="ce6">
            <text:p>15,370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40647" table:style-name="ce6">
            <text:p>40,647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4319" table:style-name="ce6">
            <text:p>4,319<text:s/></text:p>
          </table:table-cell>
          <table:table-cell table:number-columns-repeated="16264"/>
        </table:table-row>
        <table:table-row table:style-name="ro2">
          <table:table-cell office:value-type="date" office:date-value="2021-03-03T00:00:00" table:style-name="ce5">
            <text:p>2021/3/3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44666" table:style-name="ce6">
            <text:p>44,666<text:s/></text:p>
          </table:table-cell>
          <table:table-cell office:value-type="float" office:value="40622" table:style-name="ce6">
            <text:p>40,622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35177" table:style-name="ce6">
            <text:p>35,177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37503" table:style-name="ce6">
            <text:p>37,503<text:s/></text:p>
          </table:table-cell>
          <table:table-cell office:value-type="float" office:value="27139" table:style-name="ce6">
            <text:p>27,139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20876" table:style-name="ce6">
            <text:p>20,876<text:s/></text:p>
          </table:table-cell>
          <table:table-cell office:value-type="float" office:value="25256" table:style-name="ce6">
            <text:p>25,256<text:s/></text:p>
          </table:table-cell>
          <table:table-cell office:value-type="float" office:value="113605" table:style-name="ce6">
            <text:p>113,605<text:s/></text:p>
          </table:table-cell>
          <table:table-cell office:value-type="float" office:value="39820" table:style-name="ce6">
            <text:p>39,820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32518" table:style-name="ce6">
            <text:p>32,518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38240" table:style-name="ce6">
            <text:p>38,240<text:s/></text:p>
          </table:table-cell>
          <table:table-cell office:value-type="float" office:value="40579" table:style-name="ce6">
            <text:p>40,579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55600" table:style-name="ce6">
            <text:p>55,600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33836" table:style-name="ce6">
            <text:p>33,836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60153" table:style-name="ce6">
            <text:p>60,153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41033" table:style-name="ce6">
            <text:p>41,033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30052" table:style-name="ce6">
            <text:p>30,052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148" table:style-name="ce6">
            <text:p>4,148<text:s/></text:p>
          </table:table-cell>
          <table:table-cell table:number-columns-repeated="16264"/>
        </table:table-row>
        <table:table-row table:style-name="ro2">
          <table:table-cell office:value-type="date" office:date-value="2021-03-04T00:00:00" table:style-name="ce5">
            <text:p>2021/3/4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44594" table:style-name="ce6">
            <text:p>44,594<text:s/></text:p>
          </table:table-cell>
          <table:table-cell office:value-type="float" office:value="40891" table:style-name="ce6">
            <text:p>40,891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35127" table:style-name="ce6">
            <text:p>35,127<text:s/></text:p>
          </table:table-cell>
          <table:table-cell office:value-type="float" office:value="25986" table:style-name="ce6">
            <text:p>25,986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37657" table:style-name="ce6">
            <text:p>37,657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27405" table:style-name="ce6">
            <text:p>27,405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118004" table:style-name="ce6">
            <text:p>118,004<text:s/></text:p>
          </table:table-cell>
          <table:table-cell office:value-type="float" office:value="40007" table:style-name="ce6">
            <text:p>40,007<text:s/></text:p>
          </table:table-cell>
          <table:table-cell office:value-type="float" office:value="21691" table:style-name="ce6">
            <text:p>21,691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26952" table:style-name="ce6">
            <text:p>26,952<text:s/></text:p>
          </table:table-cell>
          <table:table-cell office:value-type="float" office:value="27456" table:style-name="ce6">
            <text:p>27,456<text:s/></text:p>
          </table:table-cell>
          <table:table-cell office:value-type="float" office:value="35114" table:style-name="ce6">
            <text:p>35,114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0131" table:style-name="ce6">
            <text:p>30,131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4890" table:style-name="ce6">
            <text:p>24,890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39025" table:style-name="ce6">
            <text:p>39,025<text:s/></text:p>
          </table:table-cell>
          <table:table-cell office:value-type="float" office:value="41110" table:style-name="ce6">
            <text:p>41,110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56802" table:style-name="ce6">
            <text:p>56,802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31985" table:style-name="ce6">
            <text:p>31,985<text:s/></text:p>
          </table:table-cell>
          <table:table-cell office:value-type="float" office:value="34189" table:style-name="ce6">
            <text:p>34,189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61441" table:style-name="ce6">
            <text:p>61,441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25875" table:style-name="ce6">
            <text:p>25,875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23994" table:style-name="ce6">
            <text:p>23,994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162" table:style-name="ce6">
            <text:p>4,162<text:s/></text:p>
          </table:table-cell>
          <table:table-cell table:number-columns-repeated="16264"/>
        </table:table-row>
        <table:table-row table:style-name="ro2">
          <table:table-cell office:value-type="date" office:date-value="2021-03-05T00:00:00" table:style-name="ce5">
            <text:p>2021/3/5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48271" table:style-name="ce6">
            <text:p>48,271<text:s/></text:p>
          </table:table-cell>
          <table:table-cell office:value-type="float" office:value="47027" table:style-name="ce6">
            <text:p>47,027<text:s/></text:p>
          </table:table-cell>
          <table:table-cell office:value-type="float" office:value="28495" table:style-name="ce6">
            <text:p>28,495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30341" table:style-name="ce6">
            <text:p>30,34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26290" table:style-name="ce6">
            <text:p>26,29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31014" table:style-name="ce6">
            <text:p>31,014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36499" table:style-name="ce6">
            <text:p>36,499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39690" table:style-name="ce6">
            <text:p>39,69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8051" table:style-name="ce6">
            <text:p>28,051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150873" table:style-name="ce6">
            <text:p>150,873<text:s/></text:p>
          </table:table-cell>
          <table:table-cell office:value-type="float" office:value="47568" table:style-name="ce6">
            <text:p>47,568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38547" table:style-name="ce6">
            <text:p>38,547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34588" table:style-name="ce6">
            <text:p>34,588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43834" table:style-name="ce6">
            <text:p>43,834<text:s/></text:p>
          </table:table-cell>
          <table:table-cell office:value-type="float" office:value="42885" table:style-name="ce6">
            <text:p>42,885<text:s/></text:p>
          </table:table-cell>
          <table:table-cell office:value-type="float" office:value="28653" table:style-name="ce6">
            <text:p>28,653<text:s/></text:p>
          </table:table-cell>
          <table:table-cell office:value-type="float" office:value="28649" table:style-name="ce6">
            <text:p>28,649<text:s/></text:p>
          </table:table-cell>
          <table:table-cell office:value-type="float" office:value="69219" table:style-name="ce6">
            <text:p>69,219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35229" table:style-name="ce6">
            <text:p>35,229<text:s/></text:p>
          </table:table-cell>
          <table:table-cell office:value-type="float" office:value="39596" table:style-name="ce6">
            <text:p>39,596<text:s/></text:p>
          </table:table-cell>
          <table:table-cell office:value-type="float" office:value="23967" table:style-name="ce6">
            <text:p>23,967<text:s/></text:p>
          </table:table-cell>
          <table:table-cell office:value-type="float" office:value="71045" table:style-name="ce6">
            <text:p>71,045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23004" table:style-name="ce6">
            <text:p>23,004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42961" table:style-name="ce6">
            <text:p>42,961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8999" table:style-name="ce6">
            <text:p>18,999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4548" table:style-name="ce6">
            <text:p>4,548<text:s/></text:p>
          </table:table-cell>
          <table:table-cell table:number-columns-repeated="16264"/>
        </table:table-row>
        <table:table-row table:style-name="ro2">
          <table:table-cell office:value-type="date" office:date-value="2021-03-06T00:00:00" table:style-name="ce5">
            <text:p>2021/3/6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25984" table:style-name="ce6">
            <text:p>25,984<text:s/></text:p>
          </table:table-cell>
          <table:table-cell office:value-type="float" office:value="44586" table:style-name="ce6">
            <text:p>44,586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134715" table:style-name="ce6">
            <text:p>134,715<text:s/></text:p>
          </table:table-cell>
          <table:table-cell office:value-type="float" office:value="46416" table:style-name="ce6">
            <text:p>46,416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36466" table:style-name="ce6">
            <text:p>36,466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70922" table:style-name="ce6">
            <text:p>70,922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32710" table:style-name="ce6">
            <text:p>32,71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55260" table:style-name="ce6">
            <text:p>55,260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2603" table:style-name="ce6">
            <text:p>2,603<text:s/></text:p>
          </table:table-cell>
          <table:table-cell table:number-columns-repeated="16264"/>
        </table:table-row>
        <table:table-row table:style-name="ro2">
          <table:table-cell office:value-type="date" office:date-value="2021-03-07T00:00:00" table:style-name="ce5">
            <text:p>2021/3/7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33755" table:style-name="ce6">
            <text:p>33,755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19998" table:style-name="ce6">
            <text:p>119,998<text:s/></text:p>
          </table:table-cell>
          <table:table-cell office:value-type="float" office:value="37434" table:style-name="ce6">
            <text:p>37,434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31622" table:style-name="ce6">
            <text:p>31,622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61674" table:style-name="ce6">
            <text:p>61,674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44088" table:style-name="ce6">
            <text:p>44,088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74" table:style-name="ce6">
            <text:p>674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499" table:style-name="ce6">
            <text:p>2,499<text:s/></text:p>
          </table:table-cell>
          <table:table-cell table:number-columns-repeated="16264"/>
        </table:table-row>
        <table:table-row table:style-name="ro2">
          <table:table-cell office:value-type="date" office:date-value="2021-03-08T00:00:00" table:style-name="ce5">
            <text:p>2021/3/8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43372" table:style-name="ce6">
            <text:p>43,372<text:s/></text:p>
          </table:table-cell>
          <table:table-cell office:value-type="float" office:value="38827" table:style-name="ce6">
            <text:p>38,827<text:s/></text:p>
          </table:table-cell>
          <table:table-cell office:value-type="float" office:value="26232" table:style-name="ce6">
            <text:p>26,232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17402" table:style-name="ce6">
            <text:p>17,402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33466" table:style-name="ce6">
            <text:p>33,466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36901" table:style-name="ce6">
            <text:p>36,901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114634" table:style-name="ce6">
            <text:p>114,634<text:s/></text:p>
          </table:table-cell>
          <table:table-cell office:value-type="float" office:value="37868" table:style-name="ce6">
            <text:p>37,868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7715" table:style-name="ce6">
            <text:p>27,715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2987" table:style-name="ce6">
            <text:p>32,987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30936" table:style-name="ce6">
            <text:p>30,936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38990" table:style-name="ce6">
            <text:p>38,990<text:s/></text:p>
          </table:table-cell>
          <table:table-cell office:value-type="float" office:value="40222" table:style-name="ce6">
            <text:p>40,222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54438" table:style-name="ce6">
            <text:p>54,438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32591" table:style-name="ce6">
            <text:p>32,591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59207" table:style-name="ce6">
            <text:p>59,207<text:s/></text:p>
          </table:table-cell>
          <table:table-cell office:value-type="float" office:value="20665" table:style-name="ce6">
            <text:p>20,665<text:s/></text:p>
          </table:table-cell>
          <table:table-cell office:value-type="float" office:value="16421" table:style-name="ce6">
            <text:p>16,421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4261" table:style-name="ce6">
            <text:p>4,261<text:s/></text:p>
          </table:table-cell>
          <table:table-cell table:number-columns-repeated="16264"/>
        </table:table-row>
        <table:table-row table:style-name="ro2">
          <table:table-cell office:value-type="date" office:date-value="2021-03-09T00:00:00" table:style-name="ce5">
            <text:p>2021/3/9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44323" table:style-name="ce6">
            <text:p>44,323<text:s/></text:p>
          </table:table-cell>
          <table:table-cell office:value-type="float" office:value="40285" table:style-name="ce6">
            <text:p>40,285<text:s/></text:p>
          </table:table-cell>
          <table:table-cell office:value-type="float" office:value="27293" table:style-name="ce6">
            <text:p>27,293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28932" table:style-name="ce6">
            <text:p>28,93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34579" table:style-name="ce6">
            <text:p>34,579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37519" table:style-name="ce6">
            <text:p>37,519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112506" table:style-name="ce6">
            <text:p>112,506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7591" table:style-name="ce6">
            <text:p>27,591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28867" table:style-name="ce6">
            <text:p>28,867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32625" table:style-name="ce6">
            <text:p>32,625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38579" table:style-name="ce6">
            <text:p>38,579<text:s/></text:p>
          </table:table-cell>
          <table:table-cell office:value-type="float" office:value="40678" table:style-name="ce6">
            <text:p>40,678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26460" table:style-name="ce6">
            <text:p>26,460<text:s/></text:p>
          </table:table-cell>
          <table:table-cell office:value-type="float" office:value="56709" table:style-name="ce6">
            <text:p>56,709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33643" table:style-name="ce6">
            <text:p>33,643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59483" table:style-name="ce6">
            <text:p>59,483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40091" table:style-name="ce6">
            <text:p>40,091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29852" table:style-name="ce6">
            <text:p>29,852<text:s/></text:p>
          </table:table-cell>
          <table:table-cell office:value-type="float" office:value="23544" table:style-name="ce6">
            <text:p>23,544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248" table:style-name="ce6">
            <text:p>4,248<text:s/></text:p>
          </table:table-cell>
          <table:table-cell table:number-columns-repeated="16264"/>
        </table:table-row>
        <table:table-row table:style-name="ro2">
          <table:table-cell office:value-type="date" office:date-value="2021-03-10T00:00:00" table:style-name="ce5">
            <text:p>2021/3/10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45349" table:style-name="ce6">
            <text:p>45,349<text:s/></text:p>
          </table:table-cell>
          <table:table-cell office:value-type="float" office:value="41848" table:style-name="ce6">
            <text:p>41,848<text:s/></text:p>
          </table:table-cell>
          <table:table-cell office:value-type="float" office:value="27628" table:style-name="ce6">
            <text:p>27,628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9105" table:style-name="ce6">
            <text:p>19,105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24847" table:style-name="ce6">
            <text:p>24,847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28948" table:style-name="ce6">
            <text:p>28,948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35284" table:style-name="ce6">
            <text:p>35,284<text:s/></text:p>
          </table:table-cell>
          <table:table-cell office:value-type="float" office:value="26114" table:style-name="ce6">
            <text:p>26,114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27424" table:style-name="ce6">
            <text:p>27,424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116061" table:style-name="ce6">
            <text:p>116,061<text:s/></text:p>
          </table:table-cell>
          <table:table-cell office:value-type="float" office:value="40957" table:style-name="ce6">
            <text:p>40,957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28254" table:style-name="ce6">
            <text:p>28,254<text:s/></text:p>
          </table:table-cell>
          <table:table-cell office:value-type="float" office:value="28025" table:style-name="ce6">
            <text:p>28,025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33295" table:style-name="ce6">
            <text:p>33,295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41134" table:style-name="ce6">
            <text:p>41,134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58309" table:style-name="ce6">
            <text:p>58,309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31878" table:style-name="ce6">
            <text:p>31,878<text:s/></text:p>
          </table:table-cell>
          <table:table-cell office:value-type="float" office:value="34393" table:style-name="ce6">
            <text:p>34,393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61163" table:style-name="ce6">
            <text:p>61,163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5324" table:style-name="ce6">
            <text:p>15,324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40606" table:style-name="ce6">
            <text:p>40,606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30531" table:style-name="ce6">
            <text:p>30,531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4311" table:style-name="ce6">
            <text:p>4,311<text:s/></text:p>
          </table:table-cell>
          <table:table-cell table:number-columns-repeated="16264"/>
        </table:table-row>
        <table:table-row table:style-name="ro2">
          <table:table-cell office:value-type="date" office:date-value="2021-03-11T00:00:00" table:style-name="ce5">
            <text:p>2021/3/11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44806" table:style-name="ce6">
            <text:p>44,806<text:s/></text:p>
          </table:table-cell>
          <table:table-cell office:value-type="float" office:value="42482" table:style-name="ce6">
            <text:p>42,482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35174" table:style-name="ce6">
            <text:p>35,174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37751" table:style-name="ce6">
            <text:p>37,751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121200" table:style-name="ce6">
            <text:p>121,200<text:s/></text:p>
          </table:table-cell>
          <table:table-cell office:value-type="float" office:value="41528" table:style-name="ce6">
            <text:p>41,528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29975" table:style-name="ce6">
            <text:p>29,975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33340" table:style-name="ce6">
            <text:p>33,34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32622" table:style-name="ce6">
            <text:p>32,622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39908" table:style-name="ce6">
            <text:p>39,908<text:s/></text:p>
          </table:table-cell>
          <table:table-cell office:value-type="float" office:value="40791" table:style-name="ce6">
            <text:p>40,791<text:s/></text:p>
          </table:table-cell>
          <table:table-cell office:value-type="float" office:value="27518" table:style-name="ce6">
            <text:p>27,518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58476" table:style-name="ce6">
            <text:p>58,476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31667" table:style-name="ce6">
            <text:p>31,667<text:s/></text:p>
          </table:table-cell>
          <table:table-cell office:value-type="float" office:value="34822" table:style-name="ce6">
            <text:p>34,822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61869" table:style-name="ce6">
            <text:p>61,869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41102" table:style-name="ce6">
            <text:p>41,102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23902" table:style-name="ce6">
            <text:p>23,902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30119" table:style-name="ce6">
            <text:p>30,119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4318" table:style-name="ce6">
            <text:p>4,318<text:s/></text:p>
          </table:table-cell>
          <table:table-cell table:number-columns-repeated="16264"/>
        </table:table-row>
        <table:table-row table:style-name="ro2">
          <table:table-cell office:value-type="date" office:date-value="2021-03-12T00:00:00" table:style-name="ce5">
            <text:p>2021/3/12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47458" table:style-name="ce6">
            <text:p>47,458<text:s/></text:p>
          </table:table-cell>
          <table:table-cell office:value-type="float" office:value="48899" table:style-name="ce6">
            <text:p>48,899<text:s/></text:p>
          </table:table-cell>
          <table:table-cell office:value-type="float" office:value="30198" table:style-name="ce6">
            <text:p>30,198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31115" table:style-name="ce6">
            <text:p>31,115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34971" table:style-name="ce6">
            <text:p>34,971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38461" table:style-name="ce6">
            <text:p>38,461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27936" table:style-name="ce6">
            <text:p>27,936<text:s/></text:p>
          </table:table-cell>
          <table:table-cell office:value-type="float" office:value="21456" table:style-name="ce6">
            <text:p>21,456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158555" table:style-name="ce6">
            <text:p>158,555<text:s/></text:p>
          </table:table-cell>
          <table:table-cell office:value-type="float" office:value="48878" table:style-name="ce6">
            <text:p>48,878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32167" table:style-name="ce6">
            <text:p>32,167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30858" table:style-name="ce6">
            <text:p>30,858<text:s/></text:p>
          </table:table-cell>
          <table:table-cell office:value-type="float" office:value="26297" table:style-name="ce6">
            <text:p>26,297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33596" table:style-name="ce6">
            <text:p>33,596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30645" table:style-name="ce6">
            <text:p>30,645<text:s/></text:p>
          </table:table-cell>
          <table:table-cell office:value-type="float" office:value="44910" table:style-name="ce6">
            <text:p>44,910<text:s/></text:p>
          </table:table-cell>
          <table:table-cell office:value-type="float" office:value="42521" table:style-name="ce6">
            <text:p>42,521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70969" table:style-name="ce6">
            <text:p>70,969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72082" table:style-name="ce6">
            <text:p>72,082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24093" table:style-name="ce6">
            <text:p>24,093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42359" table:style-name="ce6">
            <text:p>42,359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4492" table:style-name="ce6">
            <text:p>4,492<text:s/></text:p>
          </table:table-cell>
          <table:table-cell table:number-columns-repeated="16264"/>
        </table:table-row>
        <table:table-row table:style-name="ro2">
          <table:table-cell office:value-type="date" office:date-value="2021-03-13T00:00:00" table:style-name="ce5">
            <text:p>2021/3/13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46214" table:style-name="ce6">
            <text:p>46,214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31803" table:style-name="ce6">
            <text:p>31,803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44575" table:style-name="ce6">
            <text:p>144,575<text:s/></text:p>
          </table:table-cell>
          <table:table-cell office:value-type="float" office:value="50052" table:style-name="ce6">
            <text:p>50,052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42252" table:style-name="ce6">
            <text:p>42,252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29492" table:style-name="ce6">
            <text:p>29,492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8558" table:style-name="ce6">
            <text:p>18,558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27951" table:style-name="ce6">
            <text:p>27,951<text:s/></text:p>
          </table:table-cell>
          <table:table-cell office:value-type="float" office:value="38128" table:style-name="ce6">
            <text:p>38,128<text:s/></text:p>
          </table:table-cell>
          <table:table-cell office:value-type="float" office:value="32061" table:style-name="ce6">
            <text:p>32,061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77515" table:style-name="ce6">
            <text:p>77,515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35484" table:style-name="ce6">
            <text:p>35,484<text:s/></text:p>
          </table:table-cell>
          <table:table-cell office:value-type="float" office:value="20623" table:style-name="ce6">
            <text:p>20,623<text:s/></text:p>
          </table:table-cell>
          <table:table-cell office:value-type="float" office:value="57686" table:style-name="ce6">
            <text:p>57,68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20050" table:style-name="ce6">
            <text:p>20,050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2969" table:style-name="ce6">
            <text:p>2,969<text:s/></text:p>
          </table:table-cell>
          <table:table-cell table:number-columns-repeated="16264"/>
        </table:table-row>
        <table:table-row table:style-name="ro2">
          <table:table-cell office:value-type="date" office:date-value="2021-03-14T00:00:00" table:style-name="ce5">
            <text:p>2021/3/14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34953" table:style-name="ce6">
            <text:p>34,953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29008" table:style-name="ce6">
            <text:p>29,008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33689" table:style-name="ce6">
            <text:p>133,689<text:s/></text:p>
          </table:table-cell>
          <table:table-cell office:value-type="float" office:value="39159" table:style-name="ce6">
            <text:p>39,159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37456" table:style-name="ce6">
            <text:p>37,456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33058" table:style-name="ce6">
            <text:p>33,058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61500" table:style-name="ce6">
            <text:p>61,500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46962" table:style-name="ce6">
            <text:p>46,962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2779" table:style-name="ce6">
            <text:p>2,779<text:s/></text:p>
          </table:table-cell>
          <table:table-cell table:number-columns-repeated="16264"/>
        </table:table-row>
        <table:table-row table:style-name="ro2">
          <table:table-cell office:value-type="date" office:date-value="2021-03-15T00:00:00" table:style-name="ce5">
            <text:p>2021/3/15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43276" table:style-name="ce6">
            <text:p>43,276<text:s/></text:p>
          </table:table-cell>
          <table:table-cell office:value-type="float" office:value="37839" table:style-name="ce6">
            <text:p>37,839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28017" table:style-name="ce6">
            <text:p>28,017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33094" table:style-name="ce6">
            <text:p>33,094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6406" table:style-name="ce6">
            <text:p>36,406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116408" table:style-name="ce6">
            <text:p>116,408<text:s/></text:p>
          </table:table-cell>
          <table:table-cell office:value-type="float" office:value="37167" table:style-name="ce6">
            <text:p>37,167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7470" table:style-name="ce6">
            <text:p>27,470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32608" table:style-name="ce6">
            <text:p>32,608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38047" table:style-name="ce6">
            <text:p>38,047<text:s/></text:p>
          </table:table-cell>
          <table:table-cell office:value-type="float" office:value="39758" table:style-name="ce6">
            <text:p>39,758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25896" table:style-name="ce6">
            <text:p>25,896<text:s/></text:p>
          </table:table-cell>
          <table:table-cell office:value-type="float" office:value="54020" table:style-name="ce6">
            <text:p>54,020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29554" table:style-name="ce6">
            <text:p>29,554<text:s/></text:p>
          </table:table-cell>
          <table:table-cell office:value-type="float" office:value="32000" table:style-name="ce6">
            <text:p>32,000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58427" table:style-name="ce6">
            <text:p>58,427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8617" table:style-name="ce6">
            <text:p>38,617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433" table:style-name="ce6">
            <text:p>4,433<text:s/></text:p>
          </table:table-cell>
          <table:table-cell table:number-columns-repeated="16264"/>
        </table:table-row>
        <table:table-row table:style-name="ro2">
          <table:table-cell office:value-type="date" office:date-value="2021-03-16T00:00:00" table:style-name="ce5">
            <text:p>2021/3/16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45612" table:style-name="ce6">
            <text:p>45,612<text:s/></text:p>
          </table:table-cell>
          <table:table-cell office:value-type="float" office:value="39834" table:style-name="ce6">
            <text:p>39,834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28775" table:style-name="ce6">
            <text:p>28,77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34424" table:style-name="ce6">
            <text:p>34,424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37373" table:style-name="ce6">
            <text:p>37,373<text:s/></text:p>
          </table:table-cell>
          <table:table-cell office:value-type="float" office:value="27209" table:style-name="ce6">
            <text:p>27,209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115411" table:style-name="ce6">
            <text:p>115,411<text:s/></text:p>
          </table:table-cell>
          <table:table-cell office:value-type="float" office:value="39469" table:style-name="ce6">
            <text:p>39,469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30937" table:style-name="ce6">
            <text:p>30,937<text:s/></text:p>
          </table:table-cell>
          <table:table-cell office:value-type="float" office:value="28501" table:style-name="ce6">
            <text:p>28,501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33014" table:style-name="ce6">
            <text:p>33,014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32662" table:style-name="ce6">
            <text:p>32,662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38479" table:style-name="ce6">
            <text:p>38,479<text:s/></text:p>
          </table:table-cell>
          <table:table-cell office:value-type="float" office:value="40617" table:style-name="ce6">
            <text:p>40,617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56099" table:style-name="ce6">
            <text:p>56,099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28936" table:style-name="ce6">
            <text:p>28,936<text:s/></text:p>
          </table:table-cell>
          <table:table-cell office:value-type="float" office:value="33156" table:style-name="ce6">
            <text:p>33,156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59013" table:style-name="ce6">
            <text:p>59,013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25227" table:style-name="ce6">
            <text:p>25,227<text:s/></text:p>
          </table:table-cell>
          <table:table-cell office:value-type="float" office:value="20414" table:style-name="ce6">
            <text:p>20,414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9714" table:style-name="ce6">
            <text:p>39,714<text:s/></text:p>
          </table:table-cell>
          <table:table-cell office:value-type="float" office:value="25580" table:style-name="ce6">
            <text:p>25,580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4344" table:style-name="ce6">
            <text:p>4,344<text:s/></text:p>
          </table:table-cell>
          <table:table-cell table:number-columns-repeated="16264"/>
        </table:table-row>
        <table:table-row table:style-name="ro2">
          <table:table-cell office:value-type="date" office:date-value="2021-03-17T00:00:00" table:style-name="ce5">
            <text:p>2021/3/17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45365" table:style-name="ce6">
            <text:p>45,365<text:s/></text:p>
          </table:table-cell>
          <table:table-cell office:value-type="float" office:value="40886" table:style-name="ce6">
            <text:p>40,886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28946" table:style-name="ce6">
            <text:p>28,94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34877" table:style-name="ce6">
            <text:p>34,877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37873" table:style-name="ce6">
            <text:p>37,873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7091" table:style-name="ce6">
            <text:p>27,091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117384" table:style-name="ce6">
            <text:p>117,384<text:s/></text:p>
          </table:table-cell>
          <table:table-cell office:value-type="float" office:value="40495" table:style-name="ce6">
            <text:p>40,495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28530" table:style-name="ce6">
            <text:p>28,530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4273" table:style-name="ce6">
            <text:p>24,273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33486" table:style-name="ce6">
            <text:p>33,48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20399" table:style-name="ce6">
            <text:p>20,399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39163" table:style-name="ce6">
            <text:p>39,163<text:s/></text:p>
          </table:table-cell>
          <table:table-cell office:value-type="float" office:value="40941" table:style-name="ce6">
            <text:p>40,941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56869" table:style-name="ce6">
            <text:p>56,869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29505" table:style-name="ce6">
            <text:p>29,505<text:s/></text:p>
          </table:table-cell>
          <table:table-cell office:value-type="float" office:value="34261" table:style-name="ce6">
            <text:p>34,261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60327" table:style-name="ce6">
            <text:p>60,327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40801" table:style-name="ce6">
            <text:p>40,801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4399" table:style-name="ce6">
            <text:p>4,399<text:s/></text:p>
          </table:table-cell>
          <table:table-cell table:number-columns-repeated="16264"/>
        </table:table-row>
        <table:table-row table:style-name="ro2">
          <table:table-cell office:value-type="date" office:date-value="2021-03-18T00:00:00" table:style-name="ce5">
            <text:p>2021/3/18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45339" table:style-name="ce6">
            <text:p>45,339<text:s/></text:p>
          </table:table-cell>
          <table:table-cell office:value-type="float" office:value="41591" table:style-name="ce6">
            <text:p>41,591<text:s/></text:p>
          </table:table-cell>
          <table:table-cell office:value-type="float" office:value="27808" table:style-name="ce6">
            <text:p>27,808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28249" table:style-name="ce6">
            <text:p>28,249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35014" table:style-name="ce6">
            <text:p>35,014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37460" table:style-name="ce6">
            <text:p>37,460<text:s/></text:p>
          </table:table-cell>
          <table:table-cell office:value-type="float" office:value="27361" table:style-name="ce6">
            <text:p>27,361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121188" table:style-name="ce6">
            <text:p>121,188<text:s/></text:p>
          </table:table-cell>
          <table:table-cell office:value-type="float" office:value="40268" table:style-name="ce6">
            <text:p>40,268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28717" table:style-name="ce6">
            <text:p>28,717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33180" table:style-name="ce6">
            <text:p>33,180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32182" table:style-name="ce6">
            <text:p>32,18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38970" table:style-name="ce6">
            <text:p>38,970<text:s/></text:p>
          </table:table-cell>
          <table:table-cell office:value-type="float" office:value="40807" table:style-name="ce6">
            <text:p>40,807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57905" table:style-name="ce6">
            <text:p>57,905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31326" table:style-name="ce6">
            <text:p>31,326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60661" table:style-name="ce6">
            <text:p>60,661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40895" table:style-name="ce6">
            <text:p>40,895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552" table:style-name="ce6">
            <text:p>4,552<text:s/></text:p>
          </table:table-cell>
          <table:table-cell table:number-columns-repeated="16264"/>
        </table:table-row>
        <table:table-row table:style-name="ro2">
          <table:table-cell office:value-type="date" office:date-value="2021-03-19T00:00:00" table:style-name="ce5">
            <text:p>2021/3/19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47937" table:style-name="ce6">
            <text:p>47,937<text:s/></text:p>
          </table:table-cell>
          <table:table-cell office:value-type="float" office:value="48096" table:style-name="ce6">
            <text:p>48,096<text:s/></text:p>
          </table:table-cell>
          <table:table-cell office:value-type="float" office:value="29264" table:style-name="ce6">
            <text:p>29,264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18804" table:style-name="ce6">
            <text:p>18,804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35986" table:style-name="ce6">
            <text:p>35,986<text:s/></text:p>
          </table:table-cell>
          <table:table-cell office:value-type="float" office:value="26794" table:style-name="ce6">
            <text:p>26,794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39110" table:style-name="ce6">
            <text:p>39,110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157679" table:style-name="ce6">
            <text:p>157,679<text:s/></text:p>
          </table:table-cell>
          <table:table-cell office:value-type="float" office:value="48145" table:style-name="ce6">
            <text:p>48,145<text:s/></text:p>
          </table:table-cell>
          <table:table-cell office:value-type="float" office:value="23395" table:style-name="ce6">
            <text:p>23,395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30283" table:style-name="ce6">
            <text:p>30,283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33528" table:style-name="ce6">
            <text:p>33,528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34132" table:style-name="ce6">
            <text:p>34,132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45060" table:style-name="ce6">
            <text:p>45,060<text:s/></text:p>
          </table:table-cell>
          <table:table-cell office:value-type="float" office:value="42084" table:style-name="ce6">
            <text:p>42,084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69324" table:style-name="ce6">
            <text:p>69,324<text:s/></text:p>
          </table:table-cell>
          <table:table-cell office:value-type="float" office:value="25382" table:style-name="ce6">
            <text:p>25,382<text:s/></text:p>
          </table:table-cell>
          <table:table-cell office:value-type="float" office:value="34147" table:style-name="ce6">
            <text:p>34,147<text:s/></text:p>
          </table:table-cell>
          <table:table-cell office:value-type="float" office:value="39987" table:style-name="ce6">
            <text:p>39,987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70818" table:style-name="ce6">
            <text:p>70,818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28370" table:style-name="ce6">
            <text:p>28,370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42669" table:style-name="ce6">
            <text:p>42,669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26225" table:style-name="ce6">
            <text:p>26,225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31575" table:style-name="ce6">
            <text:p>31,575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4590" table:style-name="ce6">
            <text:p>4,590<text:s/></text:p>
          </table:table-cell>
          <table:table-cell table:number-columns-repeated="16264"/>
        </table:table-row>
        <table:table-row table:style-name="ro2">
          <table:table-cell office:value-type="date" office:date-value="2021-03-20T00:00:00" table:style-name="ce5">
            <text:p>2021/3/20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45152" table:style-name="ce6">
            <text:p>45,152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32179" table:style-name="ce6">
            <text:p>32,179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28620" table:style-name="ce6">
            <text:p>28,620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31469" table:style-name="ce6">
            <text:p>31,469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45090" table:style-name="ce6">
            <text:p>145,090<text:s/></text:p>
          </table:table-cell>
          <table:table-cell office:value-type="float" office:value="48160" table:style-name="ce6">
            <text:p>48,160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29915" table:style-name="ce6">
            <text:p>29,915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5913" table:style-name="ce6">
            <text:p>25,913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37903" table:style-name="ce6">
            <text:p>37,903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38225" table:style-name="ce6">
            <text:p>38,225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75173" table:style-name="ce6">
            <text:p>75,173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33064" table:style-name="ce6">
            <text:p>33,064<text:s/></text:p>
          </table:table-cell>
          <table:table-cell office:value-type="float" office:value="34388" table:style-name="ce6">
            <text:p>34,388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55693" table:style-name="ce6">
            <text:p>55,693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22318" table:style-name="ce6">
            <text:p>22,318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3-21T00:00:00" table:style-name="ce5">
            <text:p>2021/3/21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26044" table:style-name="ce6">
            <text:p>26,044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126987" table:style-name="ce6">
            <text:p>126,987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5182" table:style-name="ce6">
            <text:p>15,182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28243" table:style-name="ce6">
            <text:p>28,243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31737" table:style-name="ce6">
            <text:p>31,737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57453" table:style-name="ce6">
            <text:p>57,453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43251" table:style-name="ce6">
            <text:p>43,251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548" table:style-name="ce6">
            <text:p>2,548<text:s/></text:p>
          </table:table-cell>
          <table:table-cell table:number-columns-repeated="16264"/>
        </table:table-row>
        <table:table-row table:style-name="ro2">
          <table:table-cell office:value-type="date" office:date-value="2021-03-22T00:00:00" table:style-name="ce5">
            <text:p>2021/3/22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44263" table:style-name="ce6">
            <text:p>44,263<text:s/></text:p>
          </table:table-cell>
          <table:table-cell office:value-type="float" office:value="37881" table:style-name="ce6">
            <text:p>37,881<text:s/></text:p>
          </table:table-cell>
          <table:table-cell office:value-type="float" office:value="26756" table:style-name="ce6">
            <text:p>26,756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28163" table:style-name="ce6">
            <text:p>28,16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24005" table:style-name="ce6">
            <text:p>24,005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33381" table:style-name="ce6">
            <text:p>33,381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37255" table:style-name="ce6">
            <text:p>37,255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114151" table:style-name="ce6">
            <text:p>114,151<text:s/></text:p>
          </table:table-cell>
          <table:table-cell office:value-type="float" office:value="35940" table:style-name="ce6">
            <text:p>35,940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31796" table:style-name="ce6">
            <text:p>31,796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28609" table:style-name="ce6">
            <text:p>28,609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38473" table:style-name="ce6">
            <text:p>38,473<text:s/></text:p>
          </table:table-cell>
          <table:table-cell office:value-type="float" office:value="39633" table:style-name="ce6">
            <text:p>39,633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51641" table:style-name="ce6">
            <text:p>51,641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31769" table:style-name="ce6">
            <text:p>31,769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58490" table:style-name="ce6">
            <text:p>58,490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15275" table:style-name="ce6">
            <text:p>15,275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39956" table:style-name="ce6">
            <text:p>39,956<text:s/></text:p>
          </table:table-cell>
          <table:table-cell office:value-type="float" office:value="24075" table:style-name="ce6">
            <text:p>24,075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29410" table:style-name="ce6">
            <text:p>29,410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4551" table:style-name="ce6">
            <text:p>4,551<text:s/></text:p>
          </table:table-cell>
          <table:table-cell table:number-columns-repeated="16264"/>
        </table:table-row>
        <table:table-row table:style-name="ro2">
          <table:table-cell office:value-type="date" office:date-value="2021-03-23T00:00:00" table:style-name="ce5">
            <text:p>2021/3/23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45172" table:style-name="ce6">
            <text:p>45,172<text:s/></text:p>
          </table:table-cell>
          <table:table-cell office:value-type="float" office:value="41011" table:style-name="ce6">
            <text:p>41,011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31099" table:style-name="ce6">
            <text:p>31,099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37326" table:style-name="ce6">
            <text:p>37,326<text:s/></text:p>
          </table:table-cell>
          <table:table-cell office:value-type="float" office:value="27250" table:style-name="ce6">
            <text:p>27,250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114402" table:style-name="ce6">
            <text:p>114,402<text:s/></text:p>
          </table:table-cell>
          <table:table-cell office:value-type="float" office:value="38642" table:style-name="ce6">
            <text:p>38,642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24311" table:style-name="ce6">
            <text:p>24,311<text:s/></text:p>
          </table:table-cell>
          <table:table-cell office:value-type="float" office:value="28222" table:style-name="ce6">
            <text:p>28,222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23762" table:style-name="ce6">
            <text:p>23,762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27293" table:style-name="ce6">
            <text:p>27,293<text:s/></text:p>
          </table:table-cell>
          <table:table-cell office:value-type="float" office:value="39151" table:style-name="ce6">
            <text:p>39,151<text:s/></text:p>
          </table:table-cell>
          <table:table-cell office:value-type="float" office:value="40766" table:style-name="ce6">
            <text:p>40,766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54693" table:style-name="ce6">
            <text:p>54,693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33110" table:style-name="ce6">
            <text:p>33,110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59660" table:style-name="ce6">
            <text:p>59,660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40344" table:style-name="ce6">
            <text:p>40,344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3608" table:style-name="ce6">
            <text:p>23,608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506" table:style-name="ce6">
            <text:p>4,506<text:s/></text:p>
          </table:table-cell>
          <table:table-cell table:number-columns-repeated="16264"/>
        </table:table-row>
        <table:table-row table:style-name="ro2">
          <table:table-cell office:value-type="date" office:date-value="2021-03-24T00:00:00" table:style-name="ce5">
            <text:p>2021/3/24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45960" table:style-name="ce6">
            <text:p>45,960<text:s/></text:p>
          </table:table-cell>
          <table:table-cell office:value-type="float" office:value="42261" table:style-name="ce6">
            <text:p>42,261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28129" table:style-name="ce6">
            <text:p>28,129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116027" table:style-name="ce6">
            <text:p>116,027<text:s/></text:p>
          </table:table-cell>
          <table:table-cell office:value-type="float" office:value="40020" table:style-name="ce6">
            <text:p>40,020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39757" table:style-name="ce6">
            <text:p>39,757<text:s/></text:p>
          </table:table-cell>
          <table:table-cell office:value-type="float" office:value="41138" table:style-name="ce6">
            <text:p>41,138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56274" table:style-name="ce6">
            <text:p>56,274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32651" table:style-name="ce6">
            <text:p>32,651<text:s/></text:p>
          </table:table-cell>
          <table:table-cell office:value-type="float" office:value="34206" table:style-name="ce6">
            <text:p>34,206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61717" table:style-name="ce6">
            <text:p>61,717<text:s/></text:p>
          </table:table-cell>
          <table:table-cell office:value-type="float" office:value="21975" table:style-name="ce6">
            <text:p>21,975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41999" table:style-name="ce6">
            <text:p>41,999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30891" table:style-name="ce6">
            <text:p>30,891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504" table:style-name="ce6">
            <text:p>4,504<text:s/></text:p>
          </table:table-cell>
          <table:table-cell table:number-columns-repeated="16264"/>
        </table:table-row>
        <table:table-row table:style-name="ro2">
          <table:table-cell office:value-type="date" office:date-value="2021-03-25T00:00:00" table:style-name="ce5">
            <text:p>2021/3/25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15266" table:style-name="ce6">
            <text:p>15,266<text:s/></text:p>
          </table:table-cell>
          <table:table-cell office:value-type="float" office:value="45744" table:style-name="ce6">
            <text:p>45,744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27844" table:style-name="ce6">
            <text:p>27,844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3046" table:style-name="ce6">
            <text:p>33,046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34674" table:style-name="ce6">
            <text:p>34,674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38043" table:style-name="ce6">
            <text:p>38,043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123004" table:style-name="ce6">
            <text:p>123,004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9523" table:style-name="ce6">
            <text:p>29,523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28758" table:style-name="ce6">
            <text:p>28,758<text:s/></text:p>
          </table:table-cell>
          <table:table-cell office:value-type="float" office:value="24651" table:style-name="ce6">
            <text:p>24,651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33031" table:style-name="ce6">
            <text:p>33,031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41005" table:style-name="ce6">
            <text:p>41,005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57089" table:style-name="ce6">
            <text:p>57,089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29883" table:style-name="ce6">
            <text:p>29,883<text:s/></text:p>
          </table:table-cell>
          <table:table-cell office:value-type="float" office:value="34784" table:style-name="ce6">
            <text:p>34,784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63125" table:style-name="ce6">
            <text:p>63,125<text:s/></text:p>
          </table:table-cell>
          <table:table-cell office:value-type="float" office:value="21880" table:style-name="ce6">
            <text:p>21,880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5967" table:style-name="ce6">
            <text:p>15,967<text:s/></text:p>
          </table:table-cell>
          <table:table-cell office:value-type="float" office:value="20526" table:style-name="ce6">
            <text:p>20,526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20703" table:style-name="ce6">
            <text:p>20,703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41396" table:style-name="ce6">
            <text:p>41,396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635" table:style-name="ce6">
            <text:p>4,635<text:s/></text:p>
          </table:table-cell>
          <table:table-cell table:number-columns-repeated="16264"/>
        </table:table-row>
        <table:table-row table:style-name="ro2">
          <table:table-cell office:value-type="date" office:date-value="2021-03-26T00:00:00" table:style-name="ce5">
            <text:p>2021/3/26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47761" table:style-name="ce6">
            <text:p>47,761<text:s/></text:p>
          </table:table-cell>
          <table:table-cell office:value-type="float" office:value="50656" table:style-name="ce6">
            <text:p>50,656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3286" table:style-name="ce6">
            <text:p>43,286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1596" table:style-name="ce6">
            <text:p>31,59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36092" table:style-name="ce6">
            <text:p>36,092<text:s/></text:p>
          </table:table-cell>
          <table:table-cell office:value-type="float" office:value="27195" table:style-name="ce6">
            <text:p>27,195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28600" table:style-name="ce6">
            <text:p>28,600<text:s/></text:p>
          </table:table-cell>
          <table:table-cell office:value-type="float" office:value="27874" table:style-name="ce6">
            <text:p>27,874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159939" table:style-name="ce6">
            <text:p>159,939<text:s/></text:p>
          </table:table-cell>
          <table:table-cell office:value-type="float" office:value="48731" table:style-name="ce6">
            <text:p>48,731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31316" table:style-name="ce6">
            <text:p>31,316<text:s/></text:p>
          </table:table-cell>
          <table:table-cell office:value-type="float" office:value="29846" table:style-name="ce6">
            <text:p>29,846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35817" table:style-name="ce6">
            <text:p>35,81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45253" table:style-name="ce6">
            <text:p>45,253<text:s/></text:p>
          </table:table-cell>
          <table:table-cell office:value-type="float" office:value="42397" table:style-name="ce6">
            <text:p>42,397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69297" table:style-name="ce6">
            <text:p>69,297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32986" table:style-name="ce6">
            <text:p>32,986<text:s/></text:p>
          </table:table-cell>
          <table:table-cell office:value-type="float" office:value="39624" table:style-name="ce6">
            <text:p>39,624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73801" table:style-name="ce6">
            <text:p>73,801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30640" table:style-name="ce6">
            <text:p>30,640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42654" table:style-name="ce6">
            <text:p>42,654<text:s/></text:p>
          </table:table-cell>
          <table:table-cell office:value-type="float" office:value="25648" table:style-name="ce6">
            <text:p>25,648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4689" table:style-name="ce6">
            <text:p>4,689<text:s/></text:p>
          </table:table-cell>
          <table:table-cell table:number-columns-repeated="16264"/>
        </table:table-row>
        <table:table-row table:style-name="ro2">
          <table:table-cell office:value-type="date" office:date-value="2021-03-27T00:00:00" table:style-name="ce5">
            <text:p>2021/3/27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46975" table:style-name="ce6">
            <text:p>46,975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5359" table:style-name="ce6">
            <text:p>5,359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30507" table:style-name="ce6">
            <text:p>30,507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35813" table:style-name="ce6">
            <text:p>35,813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31050" table:style-name="ce6">
            <text:p>31,050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45796" table:style-name="ce6">
            <text:p>145,796<text:s/></text:p>
          </table:table-cell>
          <table:table-cell office:value-type="float" office:value="48095" table:style-name="ce6">
            <text:p>48,095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29969" table:style-name="ce6">
            <text:p>29,969<text:s/></text:p>
          </table:table-cell>
          <table:table-cell office:value-type="float" office:value="27687" table:style-name="ce6">
            <text:p>27,687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36556" table:style-name="ce6">
            <text:p>36,556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6317" table:style-name="ce6">
            <text:p>16,317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38548" table:style-name="ce6">
            <text:p>38,548<text:s/></text:p>
          </table:table-cell>
          <table:table-cell office:value-type="float" office:value="31310" table:style-name="ce6">
            <text:p>31,310<text:s/></text:p>
          </table:table-cell>
          <table:table-cell office:value-type="float" office:value="21867" table:style-name="ce6">
            <text:p>21,867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74026" table:style-name="ce6">
            <text:p>74,026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30811" table:style-name="ce6">
            <text:p>30,811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56938" table:style-name="ce6">
            <text:p>56,938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1-03-28T00:00:00" table:style-name="ce5">
            <text:p>2021/3/28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27811" table:style-name="ce6">
            <text:p>27,811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27784" table:style-name="ce6">
            <text:p>127,784<text:s/></text:p>
          </table:table-cell>
          <table:table-cell office:value-type="float" office:value="39088" table:style-name="ce6">
            <text:p>39,08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34099" table:style-name="ce6">
            <text:p>34,099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34021" table:style-name="ce6">
            <text:p>34,02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59462" table:style-name="ce6">
            <text:p>59,46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47992" table:style-name="ce6">
            <text:p>47,992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836" table:style-name="ce6">
            <text:p>2,836<text:s/></text:p>
          </table:table-cell>
          <table:table-cell table:number-columns-repeated="16264"/>
        </table:table-row>
        <table:table-row table:style-name="ro2">
          <table:table-cell office:value-type="date" office:date-value="2021-03-29T00:00:00" table:style-name="ce5">
            <text:p>2021/3/29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43256" table:style-name="ce6">
            <text:p>43,256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38814" table:style-name="ce6">
            <text:p>38,814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7467" table:style-name="ce6">
            <text:p>17,46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32627" table:style-name="ce6">
            <text:p>32,627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36951" table:style-name="ce6">
            <text:p>36,951<text:s/></text:p>
          </table:table-cell>
          <table:table-cell office:value-type="float" office:value="26465" table:style-name="ce6">
            <text:p>26,465<text:s/></text:p>
          </table:table-cell>
          <table:table-cell office:value-type="float" office:value="26539" table:style-name="ce6">
            <text:p>26,539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118714" table:style-name="ce6">
            <text:p>118,714<text:s/></text:p>
          </table:table-cell>
          <table:table-cell office:value-type="float" office:value="38789" table:style-name="ce6">
            <text:p>38,789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33246" table:style-name="ce6">
            <text:p>33,246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39319" table:style-name="ce6">
            <text:p>39,319<text:s/></text:p>
          </table:table-cell>
          <table:table-cell office:value-type="float" office:value="39594" table:style-name="ce6">
            <text:p>39,594<text:s/></text:p>
          </table:table-cell>
          <table:table-cell office:value-type="float" office:value="26519" table:style-name="ce6">
            <text:p>26,519<text:s/></text:p>
          </table:table-cell>
          <table:table-cell office:value-type="float" office:value="25818" table:style-name="ce6">
            <text:p>25,818<text:s/></text:p>
          </table:table-cell>
          <table:table-cell office:value-type="float" office:value="54875" table:style-name="ce6">
            <text:p>54,875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61550" table:style-name="ce6">
            <text:p>61,550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38714" table:style-name="ce6">
            <text:p>38,714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401" table:style-name="ce6">
            <text:p>4,401<text:s/></text:p>
          </table:table-cell>
          <table:table-cell table:number-columns-repeated="16264"/>
        </table:table-row>
        <table:table-row table:style-name="ro2">
          <table:table-cell office:value-type="date" office:date-value="2021-03-30T00:00:00" table:style-name="ce5">
            <text:p>2021/3/30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44548" table:style-name="ce6">
            <text:p>44,548<text:s/></text:p>
          </table:table-cell>
          <table:table-cell office:value-type="float" office:value="40630" table:style-name="ce6">
            <text:p>40,630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34170" table:style-name="ce6">
            <text:p>34,170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37215" table:style-name="ce6">
            <text:p>37,215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20607" table:style-name="ce6">
            <text:p>20,607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17158" table:style-name="ce6">
            <text:p>117,158<text:s/></text:p>
          </table:table-cell>
          <table:table-cell office:value-type="float" office:value="40021" table:style-name="ce6">
            <text:p>40,021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32905" table:style-name="ce6">
            <text:p>32,905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29839" table:style-name="ce6">
            <text:p>29,839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39101" table:style-name="ce6">
            <text:p>39,101<text:s/></text:p>
          </table:table-cell>
          <table:table-cell office:value-type="float" office:value="40648" table:style-name="ce6">
            <text:p>40,648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55245" table:style-name="ce6">
            <text:p>55,245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30398" table:style-name="ce6">
            <text:p>30,398<text:s/></text:p>
          </table:table-cell>
          <table:table-cell office:value-type="float" office:value="33404" table:style-name="ce6">
            <text:p>33,404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60551" table:style-name="ce6">
            <text:p>60,551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9745" table:style-name="ce6">
            <text:p>19,745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40464" table:style-name="ce6">
            <text:p>40,464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15149" table:style-name="ce6">
            <text:p>15,14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30245" table:style-name="ce6">
            <text:p>30,245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615" table:style-name="ce6">
            <text:p>4,615<text:s/></text:p>
          </table:table-cell>
          <table:table-cell table:number-columns-repeated="16264"/>
        </table:table-row>
        <table:table-row table:style-name="ro2">
          <table:table-cell office:value-type="date" office:date-value="2021-03-31T00:00:00" table:style-name="ce5">
            <text:p>2021/3/31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44825" table:style-name="ce6">
            <text:p>44,825<text:s/></text:p>
          </table:table-cell>
          <table:table-cell office:value-type="float" office:value="43298" table:style-name="ce6">
            <text:p>43,298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18962" table:style-name="ce6">
            <text:p>18,962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35208" table:style-name="ce6">
            <text:p>35,208<text:s/></text:p>
          </table:table-cell>
          <table:table-cell office:value-type="float" office:value="25766" table:style-name="ce6">
            <text:p>25,766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37762" table:style-name="ce6">
            <text:p>37,762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7332" table:style-name="ce6">
            <text:p>27,332<text:s/></text:p>
          </table:table-cell>
          <table:table-cell office:value-type="float" office:value="21068" table:style-name="ce6">
            <text:p>21,068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134280" table:style-name="ce6">
            <text:p>134,280<text:s/></text:p>
          </table:table-cell>
          <table:table-cell office:value-type="float" office:value="41757" table:style-name="ce6">
            <text:p>41,757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4427" table:style-name="ce6">
            <text:p>24,427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33370" table:style-name="ce6">
            <text:p>33,37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30148" table:style-name="ce6">
            <text:p>30,148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40415" table:style-name="ce6">
            <text:p>40,415<text:s/></text:p>
          </table:table-cell>
          <table:table-cell office:value-type="float" office:value="41287" table:style-name="ce6">
            <text:p>41,287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32023" table:style-name="ce6">
            <text:p>32,023<text:s/></text:p>
          </table:table-cell>
          <table:table-cell office:value-type="float" office:value="58311" table:style-name="ce6">
            <text:p>58,311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32322" table:style-name="ce6">
            <text:p>32,322<text:s/></text:p>
          </table:table-cell>
          <table:table-cell office:value-type="float" office:value="34979" table:style-name="ce6">
            <text:p>34,979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63515" table:style-name="ce6">
            <text:p>63,515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5870" table:style-name="ce6">
            <text:p>15,870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40424" table:style-name="ce6">
            <text:p>40,424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31328" table:style-name="ce6">
            <text:p>31,328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4579" table:style-name="ce6">
            <text:p>4,579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3-01T00:00:00" table:style-name="ce5">
            <text:p>2021/3/1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34226" table:style-name="ce6">
            <text:p>34,226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24609" table:style-name="ce6">
            <text:p>24,609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5662" table:style-name="ce6">
            <text:p>25,662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43010" table:style-name="ce6">
            <text:p>143,010<text:s/></text:p>
          </table:table-cell>
          <table:table-cell office:value-type="float" office:value="36525" table:style-name="ce6">
            <text:p>36,525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34935" table:style-name="ce6">
            <text:p>34,935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42007" table:style-name="ce6">
            <text:p>42,007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24100" table:style-name="ce6">
            <text:p>24,100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17647" table:style-name="ce6">
            <text:p>17,647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60982" table:style-name="ce6">
            <text:p>60,982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46157" table:style-name="ce6">
            <text:p>46,157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5000" table:style-name="ce6">
            <text:p>15,000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2443" table:style-name="ce6">
            <text:p>2,443<text:s/></text:p>
          </table:table-cell>
          <table:table-cell table:number-columns-repeated="16264"/>
        </table:table-row>
        <table:table-row table:style-name="ro2">
          <table:table-cell office:value-type="date" office:date-value="2021-03-02T00:00:00" table:style-name="ce5">
            <text:p>2021/3/2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39498" table:style-name="ce6">
            <text:p>39,498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25499" table:style-name="ce6">
            <text:p>25,49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36382" table:style-name="ce6">
            <text:p>36,382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25328" table:style-name="ce6">
            <text:p>25,328<text:s/></text:p>
          </table:table-cell>
          <table:table-cell office:value-type="float" office:value="123268" table:style-name="ce6">
            <text:p>123,268<text:s/></text:p>
          </table:table-cell>
          <table:table-cell office:value-type="float" office:value="37229" table:style-name="ce6">
            <text:p>37,229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29568" table:style-name="ce6">
            <text:p>29,568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31370" table:style-name="ce6">
            <text:p>31,370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0702" table:style-name="ce6">
            <text:p>30,702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34486" table:style-name="ce6">
            <text:p>34,486<text:s/></text:p>
          </table:table-cell>
          <table:table-cell office:value-type="float" office:value="41347" table:style-name="ce6">
            <text:p>41,347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54961" table:style-name="ce6">
            <text:p>54,961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57670" table:style-name="ce6">
            <text:p>57,670<text:s/></text:p>
          </table:table-cell>
          <table:table-cell office:value-type="float" office:value="21292" table:style-name="ce6">
            <text:p>21,292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39514" table:style-name="ce6">
            <text:p>39,514<text:s/></text:p>
          </table:table-cell>
          <table:table-cell office:value-type="float" office:value="23562" table:style-name="ce6">
            <text:p>23,562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4168" table:style-name="ce6">
            <text:p>4,168<text:s/></text:p>
          </table:table-cell>
          <table:table-cell table:number-columns-repeated="16264"/>
        </table:table-row>
        <table:table-row table:style-name="ro2">
          <table:table-cell office:value-type="date" office:date-value="2021-03-03T00:00:00" table:style-name="ce5">
            <text:p>2021/3/3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2210" table:style-name="ce6">
            <text:p>42,210<text:s/></text:p>
          </table:table-cell>
          <table:table-cell office:value-type="float" office:value="40984" table:style-name="ce6">
            <text:p>40,984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17867" table:style-name="ce6">
            <text:p>17,867<text:s/></text:p>
          </table:table-cell>
          <table:table-cell office:value-type="float" office:value="35210" table:style-name="ce6">
            <text:p>35,210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36062" table:style-name="ce6">
            <text:p>36,062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116021" table:style-name="ce6">
            <text:p>116,021<text:s/></text:p>
          </table:table-cell>
          <table:table-cell office:value-type="float" office:value="39361" table:style-name="ce6">
            <text:p>39,361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7528" table:style-name="ce6">
            <text:p>27,528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32185" table:style-name="ce6">
            <text:p>32,185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32014" table:style-name="ce6">
            <text:p>32,014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31013" table:style-name="ce6">
            <text:p>31,013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41554" table:style-name="ce6">
            <text:p>41,554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27101" table:style-name="ce6">
            <text:p>27,101<text:s/></text:p>
          </table:table-cell>
          <table:table-cell office:value-type="float" office:value="56459" table:style-name="ce6">
            <text:p>56,459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32288" table:style-name="ce6">
            <text:p>32,288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57982" table:style-name="ce6">
            <text:p>57,982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39767" table:style-name="ce6">
            <text:p>39,767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29390" table:style-name="ce6">
            <text:p>29,390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281" table:style-name="ce6">
            <text:p>4,281<text:s/></text:p>
          </table:table-cell>
          <table:table-cell table:number-columns-repeated="16264"/>
        </table:table-row>
        <table:table-row table:style-name="ro2">
          <table:table-cell office:value-type="date" office:date-value="2021-03-04T00:00:00" table:style-name="ce5">
            <text:p>2021/3/4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42005" table:style-name="ce6">
            <text:p>42,005<text:s/></text:p>
          </table:table-cell>
          <table:table-cell office:value-type="float" office:value="41249" table:style-name="ce6">
            <text:p>41,249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9404" table:style-name="ce6">
            <text:p>19,404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30918" table:style-name="ce6">
            <text:p>30,918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36193" table:style-name="ce6">
            <text:p>36,193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19164" table:style-name="ce6">
            <text:p>119,164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35553" table:style-name="ce6">
            <text:p>35,553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31746" table:style-name="ce6">
            <text:p>31,746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3482" table:style-name="ce6">
            <text:p>33,482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31196" table:style-name="ce6">
            <text:p>31,196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41658" table:style-name="ce6">
            <text:p>41,658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57368" table:style-name="ce6">
            <text:p>57,368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59137" table:style-name="ce6">
            <text:p>59,137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9320" table:style-name="ce6">
            <text:p>19,320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39881" table:style-name="ce6">
            <text:p>39,881<text:s/></text:p>
          </table:table-cell>
          <table:table-cell office:value-type="float" office:value="23556" table:style-name="ce6">
            <text:p>23,556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29413" table:style-name="ce6">
            <text:p>29,413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245" table:style-name="ce6">
            <text:p>4,245<text:s/></text:p>
          </table:table-cell>
          <table:table-cell table:number-columns-repeated="16264"/>
        </table:table-row>
        <table:table-row table:style-name="ro2">
          <table:table-cell office:value-type="date" office:date-value="2021-03-05T00:00:00" table:style-name="ce5">
            <text:p>2021/3/5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43993" table:style-name="ce6">
            <text:p>43,993<text:s/></text:p>
          </table:table-cell>
          <table:table-cell office:value-type="float" office:value="46773" table:style-name="ce6">
            <text:p>46,773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20049" table:style-name="ce6">
            <text:p>20,049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32654" table:style-name="ce6">
            <text:p>32,65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27513" table:style-name="ce6">
            <text:p>27,513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33176" table:style-name="ce6">
            <text:p>33,176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37195" table:style-name="ce6">
            <text:p>37,195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38626" table:style-name="ce6">
            <text:p>38,626<text:s/></text:p>
          </table:table-cell>
          <table:table-cell office:value-type="float" office:value="28486" table:style-name="ce6">
            <text:p>28,486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22703" table:style-name="ce6">
            <text:p>22,703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40452" table:style-name="ce6">
            <text:p>140,452<text:s/></text:p>
          </table:table-cell>
          <table:table-cell office:value-type="float" office:value="46195" table:style-name="ce6">
            <text:p>46,195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28923" table:style-name="ce6">
            <text:p>28,923<text:s/></text:p>
          </table:table-cell>
          <table:table-cell office:value-type="float" office:value="30981" table:style-name="ce6">
            <text:p>30,981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34667" table:style-name="ce6">
            <text:p>34,667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39059" table:style-name="ce6">
            <text:p>39,059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33504" table:style-name="ce6">
            <text:p>33,504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44330" table:style-name="ce6">
            <text:p>44,330<text:s/></text:p>
          </table:table-cell>
          <table:table-cell office:value-type="float" office:value="28045" table:style-name="ce6">
            <text:p>28,045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67271" table:style-name="ce6">
            <text:p>67,271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35373" table:style-name="ce6">
            <text:p>35,373<text:s/></text:p>
          </table:table-cell>
          <table:table-cell office:value-type="float" office:value="37133" table:style-name="ce6">
            <text:p>37,133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67144" table:style-name="ce6">
            <text:p>67,144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21624" table:style-name="ce6">
            <text:p>21,624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28778" table:style-name="ce6">
            <text:p>28,778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40610" table:style-name="ce6">
            <text:p>40,610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30796" table:style-name="ce6">
            <text:p>30,796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668" table:style-name="ce6">
            <text:p>4,668<text:s/></text:p>
          </table:table-cell>
          <table:table-cell table:number-columns-repeated="16264"/>
        </table:table-row>
        <table:table-row table:style-name="ro2">
          <table:table-cell office:value-type="date" office:date-value="2021-03-06T00:00:00" table:style-name="ce5">
            <text:p>2021/3/6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24617" table:style-name="ce6">
            <text:p>24,617<text:s/></text:p>
          </table:table-cell>
          <table:table-cell office:value-type="float" office:value="45410" table:style-name="ce6">
            <text:p>45,410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27697" table:style-name="ce6">
            <text:p>27,697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34948" table:style-name="ce6">
            <text:p>134,948<text:s/></text:p>
          </table:table-cell>
          <table:table-cell office:value-type="float" office:value="44646" table:style-name="ce6">
            <text:p>44,646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33560" table:style-name="ce6">
            <text:p>33,560<text:s/></text:p>
          </table:table-cell>
          <table:table-cell office:value-type="float" office:value="31687" table:style-name="ce6">
            <text:p>31,687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68332" table:style-name="ce6">
            <text:p>68,332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29450" table:style-name="ce6">
            <text:p>29,450<text:s/></text:p>
          </table:table-cell>
          <table:table-cell office:value-type="float" office:value="30499" table:style-name="ce6">
            <text:p>30,499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53423" table:style-name="ce6">
            <text:p>53,423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579" table:style-name="ce6">
            <text:p>2,579<text:s/></text:p>
          </table:table-cell>
          <table:table-cell table:number-columns-repeated="16264"/>
        </table:table-row>
        <table:table-row table:style-name="ro2">
          <table:table-cell office:value-type="date" office:date-value="2021-03-07T00:00:00" table:style-name="ce5">
            <text:p>2021/3/7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35121" table:style-name="ce6">
            <text:p>35,121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17328" table:style-name="ce6">
            <text:p>17,328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30303" table:style-name="ce6">
            <text:p>130,303<text:s/></text:p>
          </table:table-cell>
          <table:table-cell office:value-type="float" office:value="36977" table:style-name="ce6">
            <text:p>36,977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7175" table:style-name="ce6">
            <text:p>27,175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5418" table:style-name="ce6">
            <text:p>5,418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31037" table:style-name="ce6">
            <text:p>31,037<text:s/></text:p>
          </table:table-cell>
          <table:table-cell office:value-type="float" office:value="26247" table:style-name="ce6">
            <text:p>26,247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62241" table:style-name="ce6">
            <text:p>62,241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44732" table:style-name="ce6">
            <text:p>44,732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17164" table:style-name="ce6">
            <text:p>17,164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2334" table:style-name="ce6">
            <text:p>2,334<text:s/></text:p>
          </table:table-cell>
          <table:table-cell table:number-columns-repeated="16264"/>
        </table:table-row>
        <table:table-row table:style-name="ro2">
          <table:table-cell office:value-type="date" office:date-value="2021-03-08T00:00:00" table:style-name="ce5">
            <text:p>2021/3/8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40910" table:style-name="ce6">
            <text:p>40,910<text:s/></text:p>
          </table:table-cell>
          <table:table-cell office:value-type="float" office:value="39099" table:style-name="ce6">
            <text:p>39,099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4880" table:style-name="ce6">
            <text:p>24,880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33356" table:style-name="ce6">
            <text:p>33,356<text:s/></text:p>
          </table:table-cell>
          <table:table-cell office:value-type="float" office:value="24854" table:style-name="ce6">
            <text:p>24,854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35421" table:style-name="ce6">
            <text:p>35,421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22025" table:style-name="ce6">
            <text:p>122,025<text:s/></text:p>
          </table:table-cell>
          <table:table-cell office:value-type="float" office:value="37707" table:style-name="ce6">
            <text:p>37,707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7754" table:style-name="ce6">
            <text:p>27,754<text:s/></text:p>
          </table:table-cell>
          <table:table-cell office:value-type="float" office:value="23442" table:style-name="ce6">
            <text:p>23,442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31750" table:style-name="ce6">
            <text:p>31,75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30451" table:style-name="ce6">
            <text:p>30,451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40708" table:style-name="ce6">
            <text:p>40,708<text:s/></text:p>
          </table:table-cell>
          <table:table-cell office:value-type="float" office:value="25645" table:style-name="ce6">
            <text:p>25,645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55460" table:style-name="ce6">
            <text:p>55,460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30037" table:style-name="ce6">
            <text:p>30,037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57445" table:style-name="ce6">
            <text:p>57,445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16327" table:style-name="ce6">
            <text:p>16,327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8376" table:style-name="ce6">
            <text:p>38,376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4163" table:style-name="ce6">
            <text:p>4,163<text:s/></text:p>
          </table:table-cell>
          <table:table-cell table:number-columns-repeated="16264"/>
        </table:table-row>
        <table:table-row table:style-name="ro2">
          <table:table-cell office:value-type="date" office:date-value="2021-03-09T00:00:00" table:style-name="ce5">
            <text:p>2021/3/9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41616" table:style-name="ce6">
            <text:p>41,616<text:s/></text:p>
          </table:table-cell>
          <table:table-cell office:value-type="float" office:value="40432" table:style-name="ce6">
            <text:p>40,432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30634" table:style-name="ce6">
            <text:p>30,63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34570" table:style-name="ce6">
            <text:p>34,570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36163" table:style-name="ce6">
            <text:p>36,163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114647" table:style-name="ce6">
            <text:p>114,647<text:s/></text:p>
          </table:table-cell>
          <table:table-cell office:value-type="float" office:value="38515" table:style-name="ce6">
            <text:p>38,515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6507" table:style-name="ce6">
            <text:p>26,507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31744" table:style-name="ce6">
            <text:p>31,744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33143" table:style-name="ce6">
            <text:p>33,143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31083" table:style-name="ce6">
            <text:p>31,083<text:s/></text:p>
          </table:table-cell>
          <table:table-cell office:value-type="float" office:value="34754" table:style-name="ce6">
            <text:p>34,754<text:s/></text:p>
          </table:table-cell>
          <table:table-cell office:value-type="float" office:value="41290" table:style-name="ce6">
            <text:p>41,290<text:s/></text:p>
          </table:table-cell>
          <table:table-cell office:value-type="float" office:value="26262" table:style-name="ce6">
            <text:p>26,262<text:s/></text:p>
          </table:table-cell>
          <table:table-cell office:value-type="float" office:value="27258" table:style-name="ce6">
            <text:p>27,258<text:s/></text:p>
          </table:table-cell>
          <table:table-cell office:value-type="float" office:value="56936" table:style-name="ce6">
            <text:p>56,936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31167" table:style-name="ce6">
            <text:p>31,167<text:s/></text:p>
          </table:table-cell>
          <table:table-cell office:value-type="float" office:value="32778" table:style-name="ce6">
            <text:p>32,778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57866" table:style-name="ce6">
            <text:p>57,866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38790" table:style-name="ce6">
            <text:p>38,790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4261" table:style-name="ce6">
            <text:p>4,261<text:s/></text:p>
          </table:table-cell>
          <table:table-cell table:number-columns-repeated="16264"/>
        </table:table-row>
        <table:table-row table:style-name="ro2">
          <table:table-cell office:value-type="date" office:date-value="2021-03-10T00:00:00" table:style-name="ce5">
            <text:p>2021/3/10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42650" table:style-name="ce6">
            <text:p>42,650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30763" table:style-name="ce6">
            <text:p>30,763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35460" table:style-name="ce6">
            <text:p>35,460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36416" table:style-name="ce6">
            <text:p>36,416<text:s/></text:p>
          </table:table-cell>
          <table:table-cell office:value-type="float" office:value="27095" table:style-name="ce6">
            <text:p>27,095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18354" table:style-name="ce6">
            <text:p>118,354<text:s/></text:p>
          </table:table-cell>
          <table:table-cell office:value-type="float" office:value="40020" table:style-name="ce6">
            <text:p>40,020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30353" table:style-name="ce6">
            <text:p>30,353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32606" table:style-name="ce6">
            <text:p>32,606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4045" table:style-name="ce6">
            <text:p>34,045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35622" table:style-name="ce6">
            <text:p>35,622<text:s/></text:p>
          </table:table-cell>
          <table:table-cell office:value-type="float" office:value="42058" table:style-name="ce6">
            <text:p>42,058<text:s/></text:p>
          </table:table-cell>
          <table:table-cell office:value-type="float" office:value="26506" table:style-name="ce6">
            <text:p>26,506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58437" table:style-name="ce6">
            <text:p>58,437<text:s/></text:p>
          </table:table-cell>
          <table:table-cell office:value-type="float" office:value="23981" table:style-name="ce6">
            <text:p>23,981<text:s/></text:p>
          </table:table-cell>
          <table:table-cell office:value-type="float" office:value="32301" table:style-name="ce6">
            <text:p>32,301<text:s/></text:p>
          </table:table-cell>
          <table:table-cell office:value-type="float" office:value="33147" table:style-name="ce6">
            <text:p>33,147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58888" table:style-name="ce6">
            <text:p>58,888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9623" table:style-name="ce6">
            <text:p>39,623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170" table:style-name="ce6">
            <text:p>4,170<text:s/></text:p>
          </table:table-cell>
          <table:table-cell table:number-columns-repeated="16264"/>
        </table:table-row>
        <table:table-row table:style-name="ro2">
          <table:table-cell office:value-type="date" office:date-value="2021-03-11T00:00:00" table:style-name="ce5">
            <text:p>2021/3/11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42208" table:style-name="ce6">
            <text:p>42,208<text:s/></text:p>
          </table:table-cell>
          <table:table-cell office:value-type="float" office:value="42572" table:style-name="ce6">
            <text:p>42,572<text:s/></text:p>
          </table:table-cell>
          <table:table-cell office:value-type="float" office:value="27651" table:style-name="ce6">
            <text:p>27,651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31112" table:style-name="ce6">
            <text:p>31,11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35253" table:style-name="ce6">
            <text:p>35,253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6619" table:style-name="ce6">
            <text:p>36,619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21047" table:style-name="ce6">
            <text:p>121,047<text:s/></text:p>
          </table:table-cell>
          <table:table-cell office:value-type="float" office:value="41043" table:style-name="ce6">
            <text:p>41,043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31237" table:style-name="ce6">
            <text:p>31,237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36154" table:style-name="ce6">
            <text:p>36,154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31611" table:style-name="ce6">
            <text:p>31,611<text:s/></text:p>
          </table:table-cell>
          <table:table-cell office:value-type="float" office:value="35810" table:style-name="ce6">
            <text:p>35,810<text:s/></text:p>
          </table:table-cell>
          <table:table-cell office:value-type="float" office:value="41821" table:style-name="ce6">
            <text:p>41,821<text:s/></text:p>
          </table:table-cell>
          <table:table-cell office:value-type="float" office:value="26528" table:style-name="ce6">
            <text:p>26,528<text:s/></text:p>
          </table:table-cell>
          <table:table-cell office:value-type="float" office:value="27927" table:style-name="ce6">
            <text:p>27,927<text:s/></text:p>
          </table:table-cell>
          <table:table-cell office:value-type="float" office:value="58396" table:style-name="ce6">
            <text:p>58,396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32313" table:style-name="ce6">
            <text:p>32,313<text:s/></text:p>
          </table:table-cell>
          <table:table-cell office:value-type="float" office:value="33543" table:style-name="ce6">
            <text:p>33,543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59794" table:style-name="ce6">
            <text:p>59,794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217" table:style-name="ce6">
            <text:p>4,217<text:s/></text:p>
          </table:table-cell>
          <table:table-cell table:number-columns-repeated="16264"/>
        </table:table-row>
        <table:table-row table:style-name="ro2">
          <table:table-cell office:value-type="date" office:date-value="2021-03-12T00:00:00" table:style-name="ce5">
            <text:p>2021/3/12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43708" table:style-name="ce6">
            <text:p>43,708<text:s/></text:p>
          </table:table-cell>
          <table:table-cell office:value-type="float" office:value="48303" table:style-name="ce6">
            <text:p>48,303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19164" table:style-name="ce6">
            <text:p>19,164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34008" table:style-name="ce6">
            <text:p>34,008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35188" table:style-name="ce6">
            <text:p>35,188<text:s/></text:p>
          </table:table-cell>
          <table:table-cell office:value-type="float" office:value="29026" table:style-name="ce6">
            <text:p>29,026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38162" table:style-name="ce6">
            <text:p>38,162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45613" table:style-name="ce6">
            <text:p>145,613<text:s/></text:p>
          </table:table-cell>
          <table:table-cell office:value-type="float" office:value="47005" table:style-name="ce6">
            <text:p>47,005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30189" table:style-name="ce6">
            <text:p>30,189<text:s/></text:p>
          </table:table-cell>
          <table:table-cell office:value-type="float" office:value="31514" table:style-name="ce6">
            <text:p>31,514<text:s/></text:p>
          </table:table-cell>
          <table:table-cell office:value-type="float" office:value="33009" table:style-name="ce6">
            <text:p>33,009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34261" table:style-name="ce6">
            <text:p>34,261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39956" table:style-name="ce6">
            <text:p>39,956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34223" table:style-name="ce6">
            <text:p>34,223<text:s/></text:p>
          </table:table-cell>
          <table:table-cell office:value-type="float" office:value="40550" table:style-name="ce6">
            <text:p>40,550<text:s/></text:p>
          </table:table-cell>
          <table:table-cell office:value-type="float" office:value="44560" table:style-name="ce6">
            <text:p>44,560<text:s/></text:p>
          </table:table-cell>
          <table:table-cell office:value-type="float" office:value="27890" table:style-name="ce6">
            <text:p>27,890<text:s/></text:p>
          </table:table-cell>
          <table:table-cell office:value-type="float" office:value="29608" table:style-name="ce6">
            <text:p>29,608<text:s/></text:p>
          </table:table-cell>
          <table:table-cell office:value-type="float" office:value="68144" table:style-name="ce6">
            <text:p>68,14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34855" table:style-name="ce6">
            <text:p>34,855<text:s/></text:p>
          </table:table-cell>
          <table:table-cell office:value-type="float" office:value="37411" table:style-name="ce6">
            <text:p>37,411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68226" table:style-name="ce6">
            <text:p>68,226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40000" table:style-name="ce6">
            <text:p>40,000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4568" table:style-name="ce6">
            <text:p>4,568<text:s/></text:p>
          </table:table-cell>
          <table:table-cell table:number-columns-repeated="16264"/>
        </table:table-row>
        <table:table-row table:style-name="ro2">
          <table:table-cell office:value-type="date" office:date-value="2021-03-13T00:00:00" table:style-name="ce5">
            <text:p>2021/3/13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45911" table:style-name="ce6">
            <text:p>45,911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31260" table:style-name="ce6">
            <text:p>31,260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32236" table:style-name="ce6">
            <text:p>32,236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44059" table:style-name="ce6">
            <text:p>144,059<text:s/></text:p>
          </table:table-cell>
          <table:table-cell office:value-type="float" office:value="47804" table:style-name="ce6">
            <text:p>47,804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40946" table:style-name="ce6">
            <text:p>40,946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31039" table:style-name="ce6">
            <text:p>31,039<text:s/></text:p>
          </table:table-cell>
          <table:table-cell office:value-type="float" office:value="35482" table:style-name="ce6">
            <text:p>35,482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73741" table:style-name="ce6">
            <text:p>73,741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33533" table:style-name="ce6">
            <text:p>33,533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6386" table:style-name="ce6">
            <text:p>56,386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1-03-14T00:00:00" table:style-name="ce5">
            <text:p>2021/3/14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35783" table:style-name="ce6">
            <text:p>35,783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48030" table:style-name="ce6">
            <text:p>148,030<text:s/></text:p>
          </table:table-cell>
          <table:table-cell office:value-type="float" office:value="38143" table:style-name="ce6">
            <text:p>38,14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36689" table:style-name="ce6">
            <text:p>36,689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5576" table:style-name="ce6">
            <text:p>25,57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39178" table:style-name="ce6">
            <text:p>39,178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27737" table:style-name="ce6">
            <text:p>27,737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61829" table:style-name="ce6">
            <text:p>61,829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47792" table:style-name="ce6">
            <text:p>47,792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8594" table:style-name="ce6">
            <text:p>18,594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752" table:style-name="ce6">
            <text:p>752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542" table:style-name="ce6">
            <text:p>2,542<text:s/></text:p>
          </table:table-cell>
          <table:table-cell table:number-columns-repeated="16264"/>
        </table:table-row>
        <table:table-row table:style-name="ro2">
          <table:table-cell office:value-type="date" office:date-value="2021-03-15T00:00:00" table:style-name="ce5">
            <text:p>2021/3/15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40896" table:style-name="ce6">
            <text:p>40,896<text:s/></text:p>
          </table:table-cell>
          <table:table-cell office:value-type="float" office:value="38328" table:style-name="ce6">
            <text:p>38,328<text:s/></text:p>
          </table:table-cell>
          <table:table-cell office:value-type="float" office:value="26462" table:style-name="ce6">
            <text:p>26,462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29916" table:style-name="ce6">
            <text:p>29,91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26571" table:style-name="ce6">
            <text:p>26,571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32802" table:style-name="ce6">
            <text:p>32,802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24772" table:style-name="ce6">
            <text:p>124,772<text:s/></text:p>
          </table:table-cell>
          <table:table-cell office:value-type="float" office:value="37255" table:style-name="ce6">
            <text:p>37,255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24356" table:style-name="ce6">
            <text:p>24,356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18030" table:style-name="ce6">
            <text:p>18,030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33884" table:style-name="ce6">
            <text:p>33,884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34508" table:style-name="ce6">
            <text:p>34,508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54987" table:style-name="ce6">
            <text:p>54,987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56763" table:style-name="ce6">
            <text:p>56,763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37671" table:style-name="ce6">
            <text:p>37,671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4277" table:style-name="ce6">
            <text:p>4,277<text:s/></text:p>
          </table:table-cell>
          <table:table-cell table:number-columns-repeated="16264"/>
        </table:table-row>
        <table:table-row table:style-name="ro2">
          <table:table-cell office:value-type="date" office:date-value="2021-03-16T00:00:00" table:style-name="ce5">
            <text:p>2021/3/16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43102" table:style-name="ce6">
            <text:p>43,102<text:s/></text:p>
          </table:table-cell>
          <table:table-cell office:value-type="float" office:value="39922" table:style-name="ce6">
            <text:p>39,922<text:s/></text:p>
          </table:table-cell>
          <table:table-cell office:value-type="float" office:value="27433" table:style-name="ce6">
            <text:p>27,433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30496" table:style-name="ce6">
            <text:p>30,496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26729" table:style-name="ce6">
            <text:p>26,729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35873" table:style-name="ce6">
            <text:p>35,873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7479" table:style-name="ce6">
            <text:p>27,479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118091" table:style-name="ce6">
            <text:p>118,091<text:s/></text:p>
          </table:table-cell>
          <table:table-cell office:value-type="float" office:value="39251" table:style-name="ce6">
            <text:p>39,251<text:s/></text:p>
          </table:table-cell>
          <table:table-cell office:value-type="float" office:value="19427" table:style-name="ce6">
            <text:p>19,427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29321" table:style-name="ce6">
            <text:p>29,321<text:s/></text:p>
          </table:table-cell>
          <table:table-cell office:value-type="float" office:value="28682" table:style-name="ce6">
            <text:p>28,682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31808" table:style-name="ce6">
            <text:p>31,808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35124" table:style-name="ce6">
            <text:p>35,124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34452" table:style-name="ce6">
            <text:p>34,452<text:s/></text:p>
          </table:table-cell>
          <table:table-cell office:value-type="float" office:value="41311" table:style-name="ce6">
            <text:p>41,311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56176" table:style-name="ce6">
            <text:p>56,176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29390" table:style-name="ce6">
            <text:p>29,390<text:s/></text:p>
          </table:table-cell>
          <table:table-cell office:value-type="float" office:value="31913" table:style-name="ce6">
            <text:p>31,913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56639" table:style-name="ce6">
            <text:p>56,639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38618" table:style-name="ce6">
            <text:p>38,618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29388" table:style-name="ce6">
            <text:p>29,388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238" table:style-name="ce6">
            <text:p>4,238<text:s/></text:p>
          </table:table-cell>
          <table:table-cell table:number-columns-repeated="16264"/>
        </table:table-row>
        <table:table-row table:style-name="ro2">
          <table:table-cell office:value-type="date" office:date-value="2021-03-17T00:00:00" table:style-name="ce5">
            <text:p>2021/3/17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5396" table:style-name="ce6">
            <text:p>15,396<text:s/></text:p>
          </table:table-cell>
          <table:table-cell office:value-type="float" office:value="42631" table:style-name="ce6">
            <text:p>42,631<text:s/></text:p>
          </table:table-cell>
          <table:table-cell office:value-type="float" office:value="41239" table:style-name="ce6">
            <text:p>41,239<text:s/></text:p>
          </table:table-cell>
          <table:table-cell office:value-type="float" office:value="27771" table:style-name="ce6">
            <text:p>27,771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36321" table:style-name="ce6">
            <text:p>36,321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7576" table:style-name="ce6">
            <text:p>27,576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119049" table:style-name="ce6">
            <text:p>119,049<text:s/></text:p>
          </table:table-cell>
          <table:table-cell office:value-type="float" office:value="40030" table:style-name="ce6">
            <text:p>40,030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9255" table:style-name="ce6">
            <text:p>29,255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29326" table:style-name="ce6">
            <text:p>29,326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35237" table:style-name="ce6">
            <text:p>35,237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27183" table:style-name="ce6">
            <text:p>27,183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35120" table:style-name="ce6">
            <text:p>35,120<text:s/></text:p>
          </table:table-cell>
          <table:table-cell office:value-type="float" office:value="41836" table:style-name="ce6">
            <text:p>41,836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27252" table:style-name="ce6">
            <text:p>27,252<text:s/></text:p>
          </table:table-cell>
          <table:table-cell office:value-type="float" office:value="57181" table:style-name="ce6">
            <text:p>57,181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9891" table:style-name="ce6">
            <text:p>29,891<text:s/></text:p>
          </table:table-cell>
          <table:table-cell office:value-type="float" office:value="32830" table:style-name="ce6">
            <text:p>32,830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58181" table:style-name="ce6">
            <text:p>58,181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39777" table:style-name="ce6">
            <text:p>39,777<text:s/></text:p>
          </table:table-cell>
          <table:table-cell office:value-type="float" office:value="24393" table:style-name="ce6">
            <text:p>24,393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29761" table:style-name="ce6">
            <text:p>29,761<text:s/></text:p>
          </table:table-cell>
          <table:table-cell office:value-type="float" office:value="24042" table:style-name="ce6">
            <text:p>24,042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4283" table:style-name="ce6">
            <text:p>4,283<text:s/></text:p>
          </table:table-cell>
          <table:table-cell table:number-columns-repeated="16264"/>
        </table:table-row>
        <table:table-row table:style-name="ro2">
          <table:table-cell office:value-type="date" office:date-value="2021-03-18T00:00:00" table:style-name="ce5">
            <text:p>2021/3/18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42702" table:style-name="ce6">
            <text:p>42,702<text:s/></text:p>
          </table:table-cell>
          <table:table-cell office:value-type="float" office:value="41744" table:style-name="ce6">
            <text:p>41,744<text:s/></text:p>
          </table:table-cell>
          <table:table-cell office:value-type="float" office:value="27562" table:style-name="ce6">
            <text:p>27,562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31004" table:style-name="ce6">
            <text:p>31,00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35137" table:style-name="ce6">
            <text:p>35,137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6247" table:style-name="ce6">
            <text:p>36,247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20771" table:style-name="ce6">
            <text:p>120,771<text:s/></text:p>
          </table:table-cell>
          <table:table-cell office:value-type="float" office:value="39811" table:style-name="ce6">
            <text:p>39,811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28921" table:style-name="ce6">
            <text:p>28,921<text:s/></text:p>
          </table:table-cell>
          <table:table-cell office:value-type="float" office:value="29513" table:style-name="ce6">
            <text:p>29,513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35400" table:style-name="ce6">
            <text:p>35,400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6702" table:style-name="ce6">
            <text:p>26,702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35321" table:style-name="ce6">
            <text:p>35,321<text:s/></text:p>
          </table:table-cell>
          <table:table-cell office:value-type="float" office:value="41791" table:style-name="ce6">
            <text:p>41,791<text:s/></text:p>
          </table:table-cell>
          <table:table-cell office:value-type="float" office:value="26617" table:style-name="ce6">
            <text:p>26,617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57980" table:style-name="ce6">
            <text:p>57,980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58350" table:style-name="ce6">
            <text:p>58,350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39303" table:style-name="ce6">
            <text:p>39,303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29487" table:style-name="ce6">
            <text:p>29,487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410" table:style-name="ce6">
            <text:p>4,410<text:s/></text:p>
          </table:table-cell>
          <table:table-cell table:number-columns-repeated="16264"/>
        </table:table-row>
        <table:table-row table:style-name="ro2">
          <table:table-cell office:value-type="date" office:date-value="2021-03-19T00:00:00" table:style-name="ce5">
            <text:p>2021/3/19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44086" table:style-name="ce6">
            <text:p>44,086<text:s/></text:p>
          </table:table-cell>
          <table:table-cell office:value-type="float" office:value="47690" table:style-name="ce6">
            <text:p>47,690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32062" table:style-name="ce6">
            <text:p>32,062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3198" table:style-name="ce6">
            <text:p>33,198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8187" table:style-name="ce6">
            <text:p>28,187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38260" table:style-name="ce6">
            <text:p>38,260<text:s/></text:p>
          </table:table-cell>
          <table:table-cell office:value-type="float" office:value="28303" table:style-name="ce6">
            <text:p>28,303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144695" table:style-name="ce6">
            <text:p>144,695<text:s/></text:p>
          </table:table-cell>
          <table:table-cell office:value-type="float" office:value="46732" table:style-name="ce6">
            <text:p>46,732<text:s/></text:p>
          </table:table-cell>
          <table:table-cell office:value-type="float" office:value="20969" table:style-name="ce6">
            <text:p>20,969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30424" table:style-name="ce6">
            <text:p>30,424<text:s/></text:p>
          </table:table-cell>
          <table:table-cell office:value-type="float" office:value="31466" table:style-name="ce6">
            <text:p>31,466<text:s/></text:p>
          </table:table-cell>
          <table:table-cell office:value-type="float" office:value="33047" table:style-name="ce6">
            <text:p>33,047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33773" table:style-name="ce6">
            <text:p>33,773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40194" table:style-name="ce6">
            <text:p>40,19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33261" table:style-name="ce6">
            <text:p>33,261<text:s/></text:p>
          </table:table-cell>
          <table:table-cell office:value-type="float" office:value="40436" table:style-name="ce6">
            <text:p>40,436<text:s/></text:p>
          </table:table-cell>
          <table:table-cell office:value-type="float" office:value="44120" table:style-name="ce6">
            <text:p>44,120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67198" table:style-name="ce6">
            <text:p>67,198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34529" table:style-name="ce6">
            <text:p>34,529<text:s/></text:p>
          </table:table-cell>
          <table:table-cell office:value-type="float" office:value="37145" table:style-name="ce6">
            <text:p>37,145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66870" table:style-name="ce6">
            <text:p>66,870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7919" table:style-name="ce6">
            <text:p>17,919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21339" table:style-name="ce6">
            <text:p>21,339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40163" table:style-name="ce6">
            <text:p>40,163<text:s/></text:p>
          </table:table-cell>
          <table:table-cell office:value-type="float" office:value="25220" table:style-name="ce6">
            <text:p>25,220<text:s/></text:p>
          </table:table-cell>
          <table:table-cell office:value-type="float" office:value="25342" table:style-name="ce6">
            <text:p>25,34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26166" table:style-name="ce6">
            <text:p>26,166<text:s/></text:p>
          </table:table-cell>
          <table:table-cell office:value-type="float" office:value="16196" table:style-name="ce6">
            <text:p>16,196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678" table:style-name="ce6">
            <text:p>4,678<text:s/></text:p>
          </table:table-cell>
          <table:table-cell table:number-columns-repeated="16264"/>
        </table:table-row>
        <table:table-row table:style-name="ro2">
          <table:table-cell office:value-type="date" office:date-value="2021-03-20T00:00:00" table:style-name="ce5">
            <text:p>2021/3/20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44948" table:style-name="ce6">
            <text:p>44,948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19320" table:style-name="ce6">
            <text:p>19,320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33536" table:style-name="ce6">
            <text:p>33,536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29331" table:style-name="ce6">
            <text:p>29,331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2647" table:style-name="ce6">
            <text:p>22,647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44377" table:style-name="ce6">
            <text:p>144,377<text:s/></text:p>
          </table:table-cell>
          <table:table-cell office:value-type="float" office:value="46050" table:style-name="ce6">
            <text:p>46,050<text:s/></text:p>
          </table:table-cell>
          <table:table-cell office:value-type="float" office:value="16426" table:style-name="ce6">
            <text:p>16,426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29496" table:style-name="ce6">
            <text:p>29,496<text:s/></text:p>
          </table:table-cell>
          <table:table-cell office:value-type="float" office:value="28252" table:style-name="ce6">
            <text:p>28,252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42604" table:style-name="ce6">
            <text:p>42,604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8642" table:style-name="ce6">
            <text:p>18,642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30105" table:style-name="ce6">
            <text:p>30,105<text:s/></text:p>
          </table:table-cell>
          <table:table-cell office:value-type="float" office:value="35687" table:style-name="ce6">
            <text:p>35,687<text:s/></text:p>
          </table:table-cell>
          <table:table-cell office:value-type="float" office:value="33821" table:style-name="ce6">
            <text:p>33,821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72077" table:style-name="ce6">
            <text:p>72,077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32923" table:style-name="ce6">
            <text:p>32,923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54428" table:style-name="ce6">
            <text:p>54,428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993" table:style-name="ce6">
            <text:p>2,993<text:s/></text:p>
          </table:table-cell>
          <table:table-cell table:number-columns-repeated="16264"/>
        </table:table-row>
        <table:table-row table:style-name="ro2">
          <table:table-cell office:value-type="date" office:date-value="2021-03-21T00:00:00" table:style-name="ce5">
            <text:p>2021/3/21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34001" table:style-name="ce6">
            <text:p>34,001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22002" table:style-name="ce6">
            <text:p>22,002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41706" table:style-name="ce6">
            <text:p>141,706<text:s/></text:p>
          </table:table-cell>
          <table:table-cell office:value-type="float" office:value="35706" table:style-name="ce6">
            <text:p>35,706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25339" table:style-name="ce6">
            <text:p>25,339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58774" table:style-name="ce6">
            <text:p>58,774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44459" table:style-name="ce6">
            <text:p>44,459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298" table:style-name="ce6">
            <text:p>2,298<text:s/></text:p>
          </table:table-cell>
          <table:table-cell table:number-columns-repeated="16264"/>
        </table:table-row>
        <table:table-row table:style-name="ro2">
          <table:table-cell office:value-type="date" office:date-value="2021-03-22T00:00:00" table:style-name="ce5">
            <text:p>2021/3/22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42016" table:style-name="ce6">
            <text:p>42,016<text:s/></text:p>
          </table:table-cell>
          <table:table-cell office:value-type="float" office:value="38278" table:style-name="ce6">
            <text:p>38,278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24836" table:style-name="ce6">
            <text:p>24,836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33341" table:style-name="ce6">
            <text:p>33,341<text:s/></text:p>
          </table:table-cell>
          <table:table-cell office:value-type="float" office:value="23548" table:style-name="ce6">
            <text:p>23,548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5695" table:style-name="ce6">
            <text:p>35,695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122186" table:style-name="ce6">
            <text:p>122,186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9069" table:style-name="ce6">
            <text:p>29,069<text:s/></text:p>
          </table:table-cell>
          <table:table-cell office:value-type="float" office:value="34701" table:style-name="ce6">
            <text:p>34,701<text:s/></text:p>
          </table:table-cell>
          <table:table-cell office:value-type="float" office:value="40326" table:style-name="ce6">
            <text:p>40,326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52526" table:style-name="ce6">
            <text:p>52,526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28511" table:style-name="ce6">
            <text:p>28,511<text:s/></text:p>
          </table:table-cell>
          <table:table-cell office:value-type="float" office:value="30815" table:style-name="ce6">
            <text:p>30,815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56761" table:style-name="ce6">
            <text:p>56,761<text:s/></text:p>
          </table:table-cell>
          <table:table-cell office:value-type="float" office:value="20491" table:style-name="ce6">
            <text:p>20,491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39278" table:style-name="ce6">
            <text:p>39,278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337" table:style-name="ce6">
            <text:p>4,337<text:s/></text:p>
          </table:table-cell>
          <table:table-cell table:number-columns-repeated="16264"/>
        </table:table-row>
        <table:table-row table:style-name="ro2">
          <table:table-cell office:value-type="date" office:date-value="2021-03-23T00:00:00" table:style-name="ce5">
            <text:p>2021/3/23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42509" table:style-name="ce6">
            <text:p>42,509<text:s/></text:p>
          </table:table-cell>
          <table:table-cell office:value-type="float" office:value="41250" table:style-name="ce6">
            <text:p>41,250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7558" table:style-name="ce6">
            <text:p>27,558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34682" table:style-name="ce6">
            <text:p>34,682<text:s/></text:p>
          </table:table-cell>
          <table:table-cell office:value-type="float" office:value="25754" table:style-name="ce6">
            <text:p>25,754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35933" table:style-name="ce6">
            <text:p>35,933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17162" table:style-name="ce6">
            <text:p>117,162<text:s/></text:p>
          </table:table-cell>
          <table:table-cell office:value-type="float" office:value="38180" table:style-name="ce6">
            <text:p>38,180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31506" table:style-name="ce6">
            <text:p>31,506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32700" table:style-name="ce6">
            <text:p>32,700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30920" table:style-name="ce6">
            <text:p>30,920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41482" table:style-name="ce6">
            <text:p>41,482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55394" table:style-name="ce6">
            <text:p>55,394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31173" table:style-name="ce6">
            <text:p>31,173<text:s/></text:p>
          </table:table-cell>
          <table:table-cell office:value-type="float" office:value="31585" table:style-name="ce6">
            <text:p>31,585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57326" table:style-name="ce6">
            <text:p>57,326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19370" table:style-name="ce6">
            <text:p>19,370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39291" table:style-name="ce6">
            <text:p>39,291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395" table:style-name="ce6">
            <text:p>4,395<text:s/></text:p>
          </table:table-cell>
          <table:table-cell table:number-columns-repeated="16264"/>
        </table:table-row>
        <table:table-row table:style-name="ro2">
          <table:table-cell office:value-type="date" office:date-value="2021-03-24T00:00:00" table:style-name="ce5">
            <text:p>2021/3/24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42967" table:style-name="ce6">
            <text:p>42,967<text:s/></text:p>
          </table:table-cell>
          <table:table-cell office:value-type="float" office:value="42317" table:style-name="ce6">
            <text:p>42,317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33939" table:style-name="ce6">
            <text:p>33,93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35645" table:style-name="ce6">
            <text:p>35,645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36600" table:style-name="ce6">
            <text:p>36,600<text:s/></text:p>
          </table:table-cell>
          <table:table-cell office:value-type="float" office:value="27263" table:style-name="ce6">
            <text:p>27,263<text:s/></text:p>
          </table:table-cell>
          <table:table-cell office:value-type="float" office:value="27949" table:style-name="ce6">
            <text:p>27,949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117983" table:style-name="ce6">
            <text:p>117,983<text:s/></text:p>
          </table:table-cell>
          <table:table-cell office:value-type="float" office:value="39539" table:style-name="ce6">
            <text:p>39,539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32301" table:style-name="ce6">
            <text:p>32,30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30991" table:style-name="ce6">
            <text:p>30,991<text:s/></text:p>
          </table:table-cell>
          <table:table-cell office:value-type="float" office:value="35819" table:style-name="ce6">
            <text:p>35,819<text:s/></text:p>
          </table:table-cell>
          <table:table-cell office:value-type="float" office:value="42026" table:style-name="ce6">
            <text:p>42,026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56424" table:style-name="ce6">
            <text:p>56,424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32874" table:style-name="ce6">
            <text:p>32,874<text:s/></text:p>
          </table:table-cell>
          <table:table-cell office:value-type="float" office:value="32886" table:style-name="ce6">
            <text:p>32,886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59524" table:style-name="ce6">
            <text:p>59,524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40472" table:style-name="ce6">
            <text:p>40,472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30157" table:style-name="ce6">
            <text:p>30,157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1-03-25T00:00:00" table:style-name="ce5">
            <text:p>2021/3/25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2970" table:style-name="ce6">
            <text:p>42,970<text:s/></text:p>
          </table:table-cell>
          <table:table-cell office:value-type="float" office:value="43703" table:style-name="ce6">
            <text:p>43,703<text:s/></text:p>
          </table:table-cell>
          <table:table-cell office:value-type="float" office:value="27879" table:style-name="ce6">
            <text:p>27,879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29285" table:style-name="ce6">
            <text:p>29,285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36731" table:style-name="ce6">
            <text:p>36,731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7804" table:style-name="ce6">
            <text:p>27,804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123450" table:style-name="ce6">
            <text:p>123,450<text:s/></text:p>
          </table:table-cell>
          <table:table-cell office:value-type="float" office:value="40976" table:style-name="ce6">
            <text:p>40,976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28701" table:style-name="ce6">
            <text:p>28,701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25050" table:style-name="ce6">
            <text:p>25,050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32481" table:style-name="ce6">
            <text:p>32,481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9735" table:style-name="ce6">
            <text:p>19,735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36358" table:style-name="ce6">
            <text:p>36,358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35998" table:style-name="ce6">
            <text:p>35,998<text:s/></text:p>
          </table:table-cell>
          <table:table-cell office:value-type="float" office:value="42101" table:style-name="ce6">
            <text:p>42,101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27515" table:style-name="ce6">
            <text:p>27,515<text:s/></text:p>
          </table:table-cell>
          <table:table-cell office:value-type="float" office:value="57280" table:style-name="ce6">
            <text:p>57,280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33681" table:style-name="ce6">
            <text:p>33,681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61197" table:style-name="ce6">
            <text:p>61,197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28225" table:style-name="ce6">
            <text:p>28,225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40232" table:style-name="ce6">
            <text:p>40,23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492" table:style-name="ce6">
            <text:p>4,492<text:s/></text:p>
          </table:table-cell>
          <table:table-cell table:number-columns-repeated="16264"/>
        </table:table-row>
        <table:table-row table:style-name="ro2">
          <table:table-cell office:value-type="date" office:date-value="2021-03-26T00:00:00" table:style-name="ce5">
            <text:p>2021/3/26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43715" table:style-name="ce6">
            <text:p>43,715<text:s/></text:p>
          </table:table-cell>
          <table:table-cell office:value-type="float" office:value="49841" table:style-name="ce6">
            <text:p>49,841<text:s/></text:p>
          </table:table-cell>
          <table:table-cell office:value-type="float" office:value="28827" table:style-name="ce6">
            <text:p>28,827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9592" table:style-name="ce6">
            <text:p>19,592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45730" table:style-name="ce6">
            <text:p>45,730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26863" table:style-name="ce6">
            <text:p>26,863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33509" table:style-name="ce6">
            <text:p>33,509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36678" table:style-name="ce6">
            <text:p>36,678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38381" table:style-name="ce6">
            <text:p>38,381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29032" table:style-name="ce6">
            <text:p>29,032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46711" table:style-name="ce6">
            <text:p>146,711<text:s/></text:p>
          </table:table-cell>
          <table:table-cell office:value-type="float" office:value="47101" table:style-name="ce6">
            <text:p>47,101<text:s/></text:p>
          </table:table-cell>
          <table:table-cell office:value-type="float" office:value="20837" table:style-name="ce6">
            <text:p>20,837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29490" table:style-name="ce6">
            <text:p>29,490<text:s/></text:p>
          </table:table-cell>
          <table:table-cell office:value-type="float" office:value="30855" table:style-name="ce6">
            <text:p>30,855<text:s/></text:p>
          </table:table-cell>
          <table:table-cell office:value-type="float" office:value="32774" table:style-name="ce6">
            <text:p>32,774<text:s/></text:p>
          </table:table-cell>
          <table:table-cell office:value-type="float" office:value="28230" table:style-name="ce6">
            <text:p>28,230<text:s/></text:p>
          </table:table-cell>
          <table:table-cell office:value-type="float" office:value="14142" table:style-name="ce6">
            <text:p>14,142<text:s/></text:p>
          </table:table-cell>
          <table:table-cell office:value-type="float" office:value="34378" table:style-name="ce6">
            <text:p>34,37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2461" table:style-name="ce6">
            <text:p>42,461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33333" table:style-name="ce6">
            <text:p>33,333<text:s/></text:p>
          </table:table-cell>
          <table:table-cell office:value-type="float" office:value="40270" table:style-name="ce6">
            <text:p>40,270<text:s/></text:p>
          </table:table-cell>
          <table:table-cell office:value-type="float" office:value="44234" table:style-name="ce6">
            <text:p>44,234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28869" table:style-name="ce6">
            <text:p>28,869<text:s/></text:p>
          </table:table-cell>
          <table:table-cell office:value-type="float" office:value="67418" table:style-name="ce6">
            <text:p>67,418<text:s/></text:p>
          </table:table-cell>
          <table:table-cell office:value-type="float" office:value="25012" table:style-name="ce6">
            <text:p>25,012<text:s/></text:p>
          </table:table-cell>
          <table:table-cell office:value-type="float" office:value="33591" table:style-name="ce6">
            <text:p>33,591<text:s/></text:p>
          </table:table-cell>
          <table:table-cell office:value-type="float" office:value="36964" table:style-name="ce6">
            <text:p>36,964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69366" table:style-name="ce6">
            <text:p>69,366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40130" table:style-name="ce6">
            <text:p>40,130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30951" table:style-name="ce6">
            <text:p>30,951<text:s/></text:p>
          </table:table-cell>
          <table:table-cell office:value-type="float" office:value="25896" table:style-name="ce6">
            <text:p>25,896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4679" table:style-name="ce6">
            <text:p>4,679<text:s/></text:p>
          </table:table-cell>
          <table:table-cell table:number-columns-repeated="16264"/>
        </table:table-row>
        <table:table-row table:style-name="ro2">
          <table:table-cell office:value-type="date" office:date-value="2021-03-27T00:00:00" table:style-name="ce5">
            <text:p>2021/3/27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46080" table:style-name="ce6">
            <text:p>46,080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2302" table:style-name="ce6">
            <text:p>32,30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37787" table:style-name="ce6">
            <text:p>37,787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28055" table:style-name="ce6">
            <text:p>28,055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31477" table:style-name="ce6">
            <text:p>31,477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43028" table:style-name="ce6">
            <text:p>143,028<text:s/></text:p>
          </table:table-cell>
          <table:table-cell office:value-type="float" office:value="45960" table:style-name="ce6">
            <text:p>45,960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27678" table:style-name="ce6">
            <text:p>27,678<text:s/></text:p>
          </table:table-cell>
          <table:table-cell office:value-type="float" office:value="27697" table:style-name="ce6">
            <text:p>27,697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26294" table:style-name="ce6">
            <text:p>26,294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35721" table:style-name="ce6">
            <text:p>35,721<text:s/></text:p>
          </table:table-cell>
          <table:table-cell office:value-type="float" office:value="32767" table:style-name="ce6">
            <text:p>32,767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70137" table:style-name="ce6">
            <text:p>70,137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30727" table:style-name="ce6">
            <text:p>30,727<text:s/></text:p>
          </table:table-cell>
          <table:table-cell office:value-type="float" office:value="30142" table:style-name="ce6">
            <text:p>30,142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55377" table:style-name="ce6">
            <text:p>55,377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3087" table:style-name="ce6">
            <text:p>3,087<text:s/></text:p>
          </table:table-cell>
          <table:table-cell table:number-columns-repeated="16264"/>
        </table:table-row>
        <table:table-row table:style-name="ro2">
          <table:table-cell office:value-type="date" office:date-value="2021-03-28T00:00:00" table:style-name="ce5">
            <text:p>2021/3/28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6677" table:style-name="ce6">
            <text:p>16,677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26588" table:style-name="ce6">
            <text:p>26,588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7925" table:style-name="ce6">
            <text:p>17,925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39131" table:style-name="ce6">
            <text:p>139,131<text:s/></text:p>
          </table:table-cell>
          <table:table-cell office:value-type="float" office:value="38028" table:style-name="ce6">
            <text:p>38,028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37884" table:style-name="ce6">
            <text:p>37,884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33696" table:style-name="ce6">
            <text:p>33,696<text:s/></text:p>
          </table:table-cell>
          <table:table-cell office:value-type="float" office:value="26539" table:style-name="ce6">
            <text:p>26,539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59875" table:style-name="ce6">
            <text:p>59,875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48673" table:style-name="ce6">
            <text:p>48,673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653" table:style-name="ce6">
            <text:p>2,653<text:s/></text:p>
          </table:table-cell>
          <table:table-cell table:number-columns-repeated="16264"/>
        </table:table-row>
        <table:table-row table:style-name="ro2">
          <table:table-cell office:value-type="date" office:date-value="2021-03-29T00:00:00" table:style-name="ce5">
            <text:p>2021/3/29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40900" table:style-name="ce6">
            <text:p>40,900<text:s/></text:p>
          </table:table-cell>
          <table:table-cell office:value-type="float" office:value="39779" table:style-name="ce6">
            <text:p>39,779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41012" table:style-name="ce6">
            <text:p>41,012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24939" table:style-name="ce6">
            <text:p>24,939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26410" table:style-name="ce6">
            <text:p>26,410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32524" table:style-name="ce6">
            <text:p>32,524<text:s/></text:p>
          </table:table-cell>
          <table:table-cell office:value-type="float" office:value="23914" table:style-name="ce6">
            <text:p>23,914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35110" table:style-name="ce6">
            <text:p>35,110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124664" table:style-name="ce6">
            <text:p>124,664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24239" table:style-name="ce6">
            <text:p>24,239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3535" table:style-name="ce6">
            <text:p>23,53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31765" table:style-name="ce6">
            <text:p>31,765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3035" table:style-name="ce6">
            <text:p>33,035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29444" table:style-name="ce6">
            <text:p>29,444<text:s/></text:p>
          </table:table-cell>
          <table:table-cell office:value-type="float" office:value="35941" table:style-name="ce6">
            <text:p>35,941<text:s/></text:p>
          </table:table-cell>
          <table:table-cell office:value-type="float" office:value="40280" table:style-name="ce6">
            <text:p>40,280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26619" table:style-name="ce6">
            <text:p>26,619<text:s/></text:p>
          </table:table-cell>
          <table:table-cell office:value-type="float" office:value="55546" table:style-name="ce6">
            <text:p>55,546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30406" table:style-name="ce6">
            <text:p>30,406<text:s/></text:p>
          </table:table-cell>
          <table:table-cell office:value-type="float" office:value="31376" table:style-name="ce6">
            <text:p>31,376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59340" table:style-name="ce6">
            <text:p>59,340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37952" table:style-name="ce6">
            <text:p>37,952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7515" table:style-name="ce6">
            <text:p>17,515<text:s/></text:p>
          </table:table-cell>
          <table:table-cell office:value-type="float" office:value="28064" table:style-name="ce6">
            <text:p>28,064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4234" table:style-name="ce6">
            <text:p>4,234<text:s/></text:p>
          </table:table-cell>
          <table:table-cell table:number-columns-repeated="16264"/>
        </table:table-row>
        <table:table-row table:style-name="ro2">
          <table:table-cell office:value-type="date" office:date-value="2021-03-30T00:00:00" table:style-name="ce5">
            <text:p>2021/3/30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41888" table:style-name="ce6">
            <text:p>41,888<text:s/></text:p>
          </table:table-cell>
          <table:table-cell office:value-type="float" office:value="41090" table:style-name="ce6">
            <text:p>41,090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5533" table:style-name="ce6">
            <text:p>15,533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34222" table:style-name="ce6">
            <text:p>34,222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35731" table:style-name="ce6">
            <text:p>35,731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18961" table:style-name="ce6">
            <text:p>118,961<text:s/></text:p>
          </table:table-cell>
          <table:table-cell office:value-type="float" office:value="39311" table:style-name="ce6">
            <text:p>39,311<text:s/></text:p>
          </table:table-cell>
          <table:table-cell office:value-type="float" office:value="19527" table:style-name="ce6">
            <text:p>19,527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8158" table:style-name="ce6">
            <text:p>28,158<text:s/></text:p>
          </table:table-cell>
          <table:table-cell office:value-type="float" office:value="28856" table:style-name="ce6">
            <text:p>28,856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32125" table:style-name="ce6">
            <text:p>32,12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35323" table:style-name="ce6">
            <text:p>35,323<text:s/></text:p>
          </table:table-cell>
          <table:table-cell office:value-type="float" office:value="41588" table:style-name="ce6">
            <text:p>41,588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55578" table:style-name="ce6">
            <text:p>55,578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30925" table:style-name="ce6">
            <text:p>30,925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58738" table:style-name="ce6">
            <text:p>58,738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39248" table:style-name="ce6">
            <text:p>39,248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29632" table:style-name="ce6">
            <text:p>29,632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532" table:style-name="ce6">
            <text:p>4,532<text:s/></text:p>
          </table:table-cell>
          <table:table-cell table:number-columns-repeated="16264"/>
        </table:table-row>
        <table:table-row table:style-name="ro2">
          <table:table-cell office:value-type="date" office:date-value="2021-03-31T00:00:00" table:style-name="ce5">
            <text:p>2021/3/31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2363" table:style-name="ce6">
            <text:p>42,363<text:s/></text:p>
          </table:table-cell>
          <table:table-cell office:value-type="float" office:value="43680" table:style-name="ce6">
            <text:p>43,680<text:s/></text:p>
          </table:table-cell>
          <table:table-cell office:value-type="float" office:value="27677" table:style-name="ce6">
            <text:p>27,677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30977" table:style-name="ce6">
            <text:p>30,977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2684" table:style-name="ce6">
            <text:p>32,684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35962" table:style-name="ce6">
            <text:p>35,962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36588" table:style-name="ce6">
            <text:p>36,588<text:s/></text:p>
          </table:table-cell>
          <table:table-cell office:value-type="float" office:value="27115" table:style-name="ce6">
            <text:p>27,115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23493" table:style-name="ce6">
            <text:p>123,493<text:s/></text:p>
          </table:table-cell>
          <table:table-cell office:value-type="float" office:value="41048" table:style-name="ce6">
            <text:p>41,048<text:s/></text:p>
          </table:table-cell>
          <table:table-cell office:value-type="float" office:value="19884" table:style-name="ce6">
            <text:p>19,884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29784" table:style-name="ce6">
            <text:p>29,784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32516" table:style-name="ce6">
            <text:p>32,516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34084" table:style-name="ce6">
            <text:p>34,08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31435" table:style-name="ce6">
            <text:p>31,435<text:s/></text:p>
          </table:table-cell>
          <table:table-cell office:value-type="float" office:value="36221" table:style-name="ce6">
            <text:p>36,221<text:s/></text:p>
          </table:table-cell>
          <table:table-cell office:value-type="float" office:value="42320" table:style-name="ce6">
            <text:p>42,320<text:s/></text:p>
          </table:table-cell>
          <table:table-cell office:value-type="float" office:value="26719" table:style-name="ce6">
            <text:p>26,719<text:s/></text:p>
          </table:table-cell>
          <table:table-cell office:value-type="float" office:value="32746" table:style-name="ce6">
            <text:p>32,746<text:s/></text:p>
          </table:table-cell>
          <table:table-cell office:value-type="float" office:value="58676" table:style-name="ce6">
            <text:p>58,676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32748" table:style-name="ce6">
            <text:p>32,748<text:s/></text:p>
          </table:table-cell>
          <table:table-cell office:value-type="float" office:value="33747" table:style-name="ce6">
            <text:p>33,747<text:s/></text:p>
          </table:table-cell>
          <table:table-cell office:value-type="float" office:value="20260" table:style-name="ce6">
            <text:p>20,260<text:s/></text:p>
          </table:table-cell>
          <table:table-cell office:value-type="float" office:value="60975" table:style-name="ce6">
            <text:p>60,975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26095" table:style-name="ce6">
            <text:p>26,095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39655" table:style-name="ce6">
            <text:p>39,655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30666" table:style-name="ce6">
            <text:p>30,666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461" table:style-name="ce6">
            <text:p>4,461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4-13T00:35:01Z</meta:creation-date>
    <dc:date>2021-04-13T00:35:44Z</dc:date>
  </office:meta>
</office:document-meta>
</file>